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15.88mm"/>
    </style:style>
    <style:style style:name="co4" style:family="table-column">
      <style:table-column-properties fo:break-before="auto" style:column-width="35.75mm"/>
    </style:style>
    <style:style style:name="co5" style:family="table-column">
      <style:table-column-properties fo:break-before="auto" style:column-width="34.66mm"/>
    </style:style>
    <style:style style:name="co6" style:family="table-column">
      <style:table-column-properties fo:break-before="auto" style:column-width="10.88mm"/>
    </style:style>
    <style:style style:name="co7" style:family="table-column">
      <style:table-column-properties fo:break-before="auto" style:column-width="39.85mm"/>
    </style:style>
    <style:style style:name="co8" style:family="table-column">
      <style:table-column-properties fo:break-before="auto" style:column-width="9.88mm"/>
    </style:style>
    <style:style style:name="co9" style:family="table-column">
      <style:table-column-properties fo:break-before="auto" style:column-width="7.9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9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mm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00mm" svg:height="150mm" svg:x="136.39mm" svg:y="34.47mm">
            <draw:object draw:notify-on-update-of-ranges="Sheet1.A2:Sheet1.A102 Sheet1.B1:Sheet1.B1 Sheet1.B2:Sheet1.B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SINUSOIDS</text:p>
          </table:table-cell>
          <table:table-cell office:value-type="string" calcext:value-type="string">
            <text:p>NOISE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C2]+[.D2]+[.E2]" office:value-type="float" office:value="21.1900016594762" calcext:value-type="float">
            <text:p>21.1900016594762</text:p>
          </table:table-cell>
          <table:table-cell table:formula="of:=[.$H$2]*[.A2]+[.$I$2]" office:value-type="float" office:value="17" calcext:value-type="float">
            <text:p>17</text:p>
          </table:table-cell>
          <table:table-cell table:formula="of:= [.$H$5]*SIN([.$I$5]*[.A2]+[.$J$5]) + [.$H$6]*SIN([.$I$6]*[.A2]+[.$J$6]) + [.$H$7]*SIN([.$I$7]*[.A2]+[.$J$7])" office:value-type="float" office:value="3.38898356423681" calcext:value-type="float">
            <text:p>3.38898356423681</text:p>
          </table:table-cell>
          <table:table-cell office:value-type="float" office:value="0.801018095239349" calcext:value-type="float">
            <text:p>0.801018095239349</text:p>
          </table:table-cell>
          <table:table-cell/>
          <table:table-cell office:value-type="string" calcext:value-type="string">
            <text:p>Y1 = A * X + B</text:p>
          </table:table-cell>
          <table:table-cell office:value-type="float" office:value="0.29" calcext:value-type="float">
            <text:p>0.29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C3]+[.D3]+[.E3]" office:value-type="float" office:value="23.4723843812632" calcext:value-type="float">
            <text:p>23.4723843812632</text:p>
          </table:table-cell>
          <table:table-cell table:formula="of:=[.$H$2]*[.A3]+[.$I$2]" office:value-type="float" office:value="17.29" calcext:value-type="float">
            <text:p>17.29</text:p>
          </table:table-cell>
          <table:table-cell table:formula="of:= [.$H$5]*SIN([.$I$5]*[.A3]+[.$J$5]) + [.$H$6]*SIN([.$I$6]*[.A3]+[.$J$6]) + [.$H$7]*SIN([.$I$7]*[.A3]+[.$J$7])" office:value-type="float" office:value="5.89316952219478" calcext:value-type="float">
            <text:p>5.89316952219478</text:p>
          </table:table-cell>
          <table:table-cell office:value-type="float" office:value="0.289214859068465" calcext:value-type="float">
            <text:p>0.289214859068465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4]+[.D4]+[.E4]" office:value-type="float" office:value="24.8027053934239" calcext:value-type="float">
            <text:p>24.8027053934239</text:p>
          </table:table-cell>
          <table:table-cell table:formula="of:=[.$H$2]*[.A4]+[.$I$2]" office:value-type="float" office:value="17.58" calcext:value-type="float">
            <text:p>17.58</text:p>
          </table:table-cell>
          <table:table-cell table:formula="of:= [.$H$5]*SIN([.$I$5]*[.A4]+[.$J$5]) + [.$H$6]*SIN([.$I$6]*[.A4]+[.$J$6]) + [.$H$7]*SIN([.$I$7]*[.A4]+[.$J$7])" office:value-type="float" office:value="6.94442311653626" calcext:value-type="float">
            <text:p>6.94442311653626</text:p>
          </table:table-cell>
          <table:table-cell office:value-type="float" office:value="0.278282276887623" calcext:value-type="float">
            <text:p>0.278282276887623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C5]+[.D5]+[.E5]" office:value-type="float" office:value="25.4346724826931" calcext:value-type="float">
            <text:p>25.4346724826931</text:p>
          </table:table-cell>
          <table:table-cell table:formula="of:=[.$H$2]*[.A5]+[.$I$2]" office:value-type="float" office:value="17.87" calcext:value-type="float">
            <text:p>17.87</text:p>
          </table:table-cell>
          <table:table-cell table:formula="of:= [.$H$5]*SIN([.$I$5]*[.A5]+[.$J$5]) + [.$H$6]*SIN([.$I$6]*[.A5]+[.$J$6]) + [.$H$7]*SIN([.$I$7]*[.A5]+[.$J$7])" office:value-type="float" office:value="6.68023759431479" calcext:value-type="float">
            <text:p>6.68023759431479</text:p>
          </table:table-cell>
          <table:table-cell office:value-type="float" office:value="0.884434888378291" calcext:value-type="float">
            <text:p>0.884434888378291</text:p>
          </table:table-cell>
          <table:table-cell/>
          <table:table-cell office:value-type="string" calcext:value-type="string">
            <text:p>Y2 = A * SN( T*X + W )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6]+[.D6]+[.E6]" office:value-type="float" office:value="24.4076096236928" calcext:value-type="float">
            <text:p>24.4076096236928</text:p>
          </table:table-cell>
          <table:table-cell table:formula="of:=[.$H$2]*[.A6]+[.$I$2]" office:value-type="float" office:value="18.16" calcext:value-type="float">
            <text:p>18.16</text:p>
          </table:table-cell>
          <table:table-cell table:formula="of:= [.$H$5]*SIN([.$I$5]*[.A6]+[.$J$5]) + [.$H$6]*SIN([.$I$6]*[.A6]+[.$J$6]) + [.$H$7]*SIN([.$I$7]*[.A6]+[.$J$7])" office:value-type="float" office:value="5.81405374083728" calcext:value-type="float">
            <text:p>5.81405374083728</text:p>
          </table:table-cell>
          <table:table-cell office:value-type="float" office:value="0.433555882855555" calcext:value-type="float">
            <text:p>0.433555882855555</text:p>
          </table:table-cell>
          <table:table-cell/>
          <table:table-cell office:value-type="string" calcext:value-type="string">
            <text:p>Y3 = A * SN( T*X + W )</text:p>
          </table:table-cell>
          <table:table-cell office:value-type="float" office:value="5" calcext:value-type="float">
            <text:p>5</text:p>
          </table:table-cell>
          <table:table-cell office:value-type="float" office:value="0.19" calcext:value-type="float">
            <text:p>0.19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C7]+[.D7]+[.E7]" office:value-type="float" office:value="23.8051149080393" calcext:value-type="float">
            <text:p>23.8051149080393</text:p>
          </table:table-cell>
          <table:table-cell table:formula="of:=[.$H$2]*[.A7]+[.$I$2]" office:value-type="float" office:value="18.45" calcext:value-type="float">
            <text:p>18.45</text:p>
          </table:table-cell>
          <table:table-cell table:formula="of:= [.$H$5]*SIN([.$I$5]*[.A7]+[.$J$5]) + [.$H$6]*SIN([.$I$6]*[.A7]+[.$J$6]) + [.$H$7]*SIN([.$I$7]*[.A7]+[.$J$7])" office:value-type="float" office:value="5.2857834829181" calcext:value-type="float">
            <text:p>5.2857834829181</text:p>
          </table:table-cell>
          <table:table-cell office:value-type="float" office:value="0.069331425121169" calcext:value-type="float">
            <text:p>0.069331425121169</text:p>
          </table:table-cell>
          <table:table-cell/>
          <table:table-cell office:value-type="string" calcext:value-type="string">
            <text:p>Y4 = A * SN( T*X + W )</text:p>
          </table:table-cell>
          <table:table-cell office:value-type="float" office:value="7" calcext:value-type="float">
            <text:p>7</text:p>
          </table:table-cell>
          <table:table-cell office:value-type="float" office:value="0.08" calcext:value-type="float">
            <text:p>0.08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C8]+[.D8]+[.E8]" office:value-type="float" office:value="25.4266477312259" calcext:value-type="float">
            <text:p>25.4266477312259</text:p>
          </table:table-cell>
          <table:table-cell table:formula="of:=[.$H$2]*[.A8]+[.$I$2]" office:value-type="float" office:value="18.74" calcext:value-type="float">
            <text:p>18.74</text:p>
          </table:table-cell>
          <table:table-cell table:formula="of:= [.$H$5]*SIN([.$I$5]*[.A8]+[.$J$5]) + [.$H$6]*SIN([.$I$6]*[.A8]+[.$J$6]) + [.$H$7]*SIN([.$I$7]*[.A8]+[.$J$7])" office:value-type="float" office:value="5.8076374796083" calcext:value-type="float">
            <text:p>5.8076374796083</text:p>
          </table:table-cell>
          <table:table-cell office:value-type="float" office:value="0.879010251617559" calcext:value-type="float">
            <text:p>0.87901025161755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C9]+[.D9]+[.E9]" office:value-type="float" office:value="26.9242876366696" calcext:value-type="float">
            <text:p>26.9242876366696</text:p>
          </table:table-cell>
          <table:table-cell table:formula="of:=[.$H$2]*[.A9]+[.$I$2]" office:value-type="float" office:value="19.03" calcext:value-type="float">
            <text:p>19.03</text:p>
          </table:table-cell>
          <table:table-cell table:formula="of:= [.$H$5]*SIN([.$I$5]*[.A9]+[.$J$5]) + [.$H$6]*SIN([.$I$6]*[.A9]+[.$J$6]) + [.$H$7]*SIN([.$I$7]*[.A9]+[.$J$7])" office:value-type="float" office:value="7.51925210289525" calcext:value-type="float">
            <text:p>7.51925210289525</text:p>
          </table:table-cell>
          <table:table-cell office:value-type="float" office:value="0.375035533774372" calcext:value-type="float">
            <text:p>0.375035533774372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C10]+[.D10]+[.E10]" office:value-type="float" office:value="30.0272588985161" calcext:value-type="float">
            <text:p>30.0272588985161</text:p>
          </table:table-cell>
          <table:table-cell table:formula="of:=[.$H$2]*[.A10]+[.$I$2]" office:value-type="float" office:value="19.32" calcext:value-type="float">
            <text:p>19.32</text:p>
          </table:table-cell>
          <table:table-cell table:formula="of:= [.$H$5]*SIN([.$I$5]*[.A10]+[.$J$5]) + [.$H$6]*SIN([.$I$6]*[.A10]+[.$J$6]) + [.$H$7]*SIN([.$I$7]*[.A10]+[.$J$7])" office:value-type="float" office:value="9.91462824373271" calcext:value-type="float">
            <text:p>9.91462824373271</text:p>
          </table:table-cell>
          <table:table-cell office:value-type="float" office:value="0.792630654783387" calcext:value-type="float">
            <text:p>0.792630654783387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C11]+[.D11]+[.E11]" office:value-type="float" office:value="32.6684317716087" calcext:value-type="float">
            <text:p>32.6684317716087</text:p>
          </table:table-cell>
          <table:table-cell table:formula="of:=[.$H$2]*[.A11]+[.$I$2]" office:value-type="float" office:value="19.61" calcext:value-type="float">
            <text:p>19.61</text:p>
          </table:table-cell>
          <table:table-cell table:formula="of:= [.$H$5]*SIN([.$I$5]*[.A11]+[.$J$5]) + [.$H$6]*SIN([.$I$6]*[.A11]+[.$J$6]) + [.$H$7]*SIN([.$I$7]*[.A11]+[.$J$7])" office:value-type="float" office:value="12.0754682765407" calcext:value-type="float">
            <text:p>12.0754682765407</text:p>
          </table:table-cell>
          <table:table-cell office:value-type="float" office:value="0.982963495068024" calcext:value-type="float">
            <text:p>0.982963495068024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C12]+[.D12]+[.E12]" office:value-type="float" office:value="33.8471369309782" calcext:value-type="float">
            <text:p>33.8471369309782</text:p>
          </table:table-cell>
          <table:table-cell table:formula="of:=[.$H$2]*[.A12]+[.$I$2]" office:value-type="float" office:value="19.9" calcext:value-type="float">
            <text:p>19.9</text:p>
          </table:table-cell>
          <table:table-cell table:formula="of:= [.$H$5]*SIN([.$I$5]*[.A12]+[.$J$5]) + [.$H$6]*SIN([.$I$6]*[.A12]+[.$J$6]) + [.$H$7]*SIN([.$I$7]*[.A12]+[.$J$7])" office:value-type="float" office:value="13.1012971044434" calcext:value-type="float">
            <text:p>13.1012971044434</text:p>
          </table:table-cell>
          <table:table-cell office:value-type="float" office:value="0.84583982653474" calcext:value-type="float">
            <text:p>0.8458398265347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C13]+[.D13]+[.E13]" office:value-type="float" office:value="32.831218069049" calcext:value-type="float">
            <text:p>32.831218069049</text:p>
          </table:table-cell>
          <table:table-cell table:formula="of:=[.$H$2]*[.A13]+[.$I$2]" office:value-type="float" office:value="20.19" calcext:value-type="float">
            <text:p>20.19</text:p>
          </table:table-cell>
          <table:table-cell table:formula="of:= [.$H$5]*SIN([.$I$5]*[.A13]+[.$J$5]) + [.$H$6]*SIN([.$I$6]*[.A13]+[.$J$6]) + [.$H$7]*SIN([.$I$7]*[.A13]+[.$J$7])" office:value-type="float" office:value="12.5341016556889" calcext:value-type="float">
            <text:p>12.5341016556889</text:p>
          </table:table-cell>
          <table:table-cell office:value-type="float" office:value="0.107116413360052" calcext:value-type="float">
            <text:p>0.10711641336005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C14]+[.D14]+[.E14]" office:value-type="float" office:value="31.325215503168" calcext:value-type="float">
            <text:p>31.325215503168</text:p>
          </table:table-cell>
          <table:table-cell table:formula="of:=[.$H$2]*[.A14]+[.$I$2]" office:value-type="float" office:value="20.48" calcext:value-type="float">
            <text:p>20.48</text:p>
          </table:table-cell>
          <table:table-cell table:formula="of:= [.$H$5]*SIN([.$I$5]*[.A14]+[.$J$5]) + [.$H$6]*SIN([.$I$6]*[.A14]+[.$J$6]) + [.$H$7]*SIN([.$I$7]*[.A14]+[.$J$7])" office:value-type="float" office:value="10.5776995978477" calcext:value-type="float">
            <text:p>10.5776995978477</text:p>
          </table:table-cell>
          <table:table-cell office:value-type="float" office:value="0.267515905320361" calcext:value-type="float">
            <text:p>0.26751590532036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C15]+[.D15]+[.E15]" office:value-type="float" office:value="29.7558145752169" calcext:value-type="float">
            <text:p>29.7558145752169</text:p>
          </table:table-cell>
          <table:table-cell table:formula="of:=[.$H$2]*[.A15]+[.$I$2]" office:value-type="float" office:value="20.77" calcext:value-type="float">
            <text:p>20.77</text:p>
          </table:table-cell>
          <table:table-cell table:formula="of:= [.$H$5]*SIN([.$I$5]*[.A15]+[.$J$5]) + [.$H$6]*SIN([.$I$6]*[.A15]+[.$J$6]) + [.$H$7]*SIN([.$I$7]*[.A15]+[.$J$7])" office:value-type="float" office:value="8.00849133417527" calcext:value-type="float">
            <text:p>8.00849133417527</text:p>
          </table:table-cell>
          <table:table-cell office:value-type="float" office:value="0.977323241041643" calcext:value-type="float">
            <text:p>0.97732324104164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C16]+[.D16]+[.E16]" office:value-type="float" office:value="27.054638944318" calcext:value-type="float">
            <text:p>27.054638944318</text:p>
          </table:table-cell>
          <table:table-cell table:formula="of:=[.$H$2]*[.A16]+[.$I$2]" office:value-type="float" office:value="21.06" calcext:value-type="float">
            <text:p>21.06</text:p>
          </table:table-cell>
          <table:table-cell table:formula="of:= [.$H$5]*SIN([.$I$5]*[.A16]+[.$J$5]) + [.$H$6]*SIN([.$I$6]*[.A16]+[.$J$6]) + [.$H$7]*SIN([.$I$7]*[.A16]+[.$J$7])" office:value-type="float" office:value="5.81930429159493" calcext:value-type="float">
            <text:p>5.81930429159493</text:p>
          </table:table-cell>
          <table:table-cell office:value-type="float" office:value="0.175334652723092" calcext:value-type="float">
            <text:p>0.17533465272309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C17]+[.D17]+[.E17]" office:value-type="float" office:value="26.1952439586707" calcext:value-type="float">
            <text:p>26.1952439586707</text:p>
          </table:table-cell>
          <table:table-cell table:formula="of:=[.$H$2]*[.A17]+[.$I$2]" office:value-type="float" office:value="21.35" calcext:value-type="float">
            <text:p>21.35</text:p>
          </table:table-cell>
          <table:table-cell table:formula="of:= [.$H$5]*SIN([.$I$5]*[.A17]+[.$J$5]) + [.$H$6]*SIN([.$I$6]*[.A17]+[.$J$6]) + [.$H$7]*SIN([.$I$7]*[.A17]+[.$J$7])" office:value-type="float" office:value="4.76348679746453" calcext:value-type="float">
            <text:p>4.76348679746453</text:p>
          </table:table-cell>
          <table:table-cell office:value-type="float" office:value="0.081757161206185" calcext:value-type="float">
            <text:p>0.08175716120618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C18]+[.D18]+[.E18]" office:value-type="float" office:value="26.6650750148003" calcext:value-type="float">
            <text:p>26.6650750148003</text:p>
          </table:table-cell>
          <table:table-cell table:formula="of:=[.$H$2]*[.A18]+[.$I$2]" office:value-type="float" office:value="21.64" calcext:value-type="float">
            <text:p>21.64</text:p>
          </table:table-cell>
          <table:table-cell table:formula="of:= [.$H$5]*SIN([.$I$5]*[.A18]+[.$J$5]) + [.$H$6]*SIN([.$I$6]*[.A18]+[.$J$6]) + [.$H$7]*SIN([.$I$7]*[.A18]+[.$J$7])" office:value-type="float" office:value="5.01325313355011" calcext:value-type="float">
            <text:p>5.01325313355011</text:p>
          </table:table-cell>
          <table:table-cell office:value-type="float" office:value="0.011821881250214" calcext:value-type="float">
            <text:p>0.011821881250214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C19]+[.D19]+[.E19]" office:value-type="float" office:value="28.5528417326599" calcext:value-type="float">
            <text:p>28.5528417326599</text:p>
          </table:table-cell>
          <table:table-cell table:formula="of:=[.$H$2]*[.A19]+[.$I$2]" office:value-type="float" office:value="21.93" calcext:value-type="float">
            <text:p>21.93</text:p>
          </table:table-cell>
          <table:table-cell table:formula="of:= [.$H$5]*SIN([.$I$5]*[.A19]+[.$J$5]) + [.$H$6]*SIN([.$I$6]*[.A19]+[.$J$6]) + [.$H$7]*SIN([.$I$7]*[.A19]+[.$J$7])" office:value-type="float" office:value="6.09249254129206" calcext:value-type="float">
            <text:p>6.09249254129206</text:p>
          </table:table-cell>
          <table:table-cell office:value-type="float" office:value="0.530349191367868" calcext:value-type="float">
            <text:p>0.53034919136786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C20]+[.D20]+[.E20]" office:value-type="float" office:value="29.7117245598999" calcext:value-type="float">
            <text:p>29.7117245598999</text:p>
          </table:table-cell>
          <table:table-cell table:formula="of:=[.$H$2]*[.A20]+[.$I$2]" office:value-type="float" office:value="22.22" calcext:value-type="float">
            <text:p>22.22</text:p>
          </table:table-cell>
          <table:table-cell table:formula="of:= [.$H$5]*SIN([.$I$5]*[.A20]+[.$J$5]) + [.$H$6]*SIN([.$I$6]*[.A20]+[.$J$6]) + [.$H$7]*SIN([.$I$7]*[.A20]+[.$J$7])" office:value-type="float" office:value="7.11513269796766" calcext:value-type="float">
            <text:p>7.11513269796766</text:p>
          </table:table-cell>
          <table:table-cell office:value-type="float" office:value="0.376591861932217" calcext:value-type="float">
            <text:p>0.376591861932217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C21]+[.D21]+[.E21]" office:value-type="float" office:value="29.9368736010973" calcext:value-type="float">
            <text:p>29.9368736010973</text:p>
          </table:table-cell>
          <table:table-cell table:formula="of:=[.$H$2]*[.A21]+[.$I$2]" office:value-type="float" office:value="22.51" calcext:value-type="float">
            <text:p>22.51</text:p>
          </table:table-cell>
          <table:table-cell table:formula="of:= [.$H$5]*SIN([.$I$5]*[.A21]+[.$J$5]) + [.$H$6]*SIN([.$I$6]*[.A21]+[.$J$6]) + [.$H$7]*SIN([.$I$7]*[.A21]+[.$J$7])" office:value-type="float" office:value="7.21642203091561" calcext:value-type="float">
            <text:p>7.21642203091561</text:p>
          </table:table-cell>
          <table:table-cell office:value-type="float" office:value="0.210451570181667" calcext:value-type="float">
            <text:p>0.210451570181667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C22]+[.D22]+[.E22]" office:value-type="float" office:value="28.8601183907965" calcext:value-type="float">
            <text:p>28.8601183907965</text:p>
          </table:table-cell>
          <table:table-cell table:formula="of:=[.$H$2]*[.A22]+[.$I$2]" office:value-type="float" office:value="22.8" calcext:value-type="float">
            <text:p>22.8</text:p>
          </table:table-cell>
          <table:table-cell table:formula="of:= [.$H$5]*SIN([.$I$5]*[.A22]+[.$J$5]) + [.$H$6]*SIN([.$I$6]*[.A22]+[.$J$6]) + [.$H$7]*SIN([.$I$7]*[.A22]+[.$J$7])" office:value-type="float" office:value="5.97376250525146" calcext:value-type="float">
            <text:p>5.97376250525146</text:p>
          </table:table-cell>
          <table:table-cell office:value-type="float" office:value="0.086355885545063" calcext:value-type="float">
            <text:p>0.086355885545063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C23]+[.D23]+[.E23]" office:value-type="float" office:value="27.517997220398" calcext:value-type="float">
            <text:p>27.517997220398</text:p>
          </table:table-cell>
          <table:table-cell table:formula="of:=[.$H$2]*[.A23]+[.$I$2]" office:value-type="float" office:value="23.09" calcext:value-type="float">
            <text:p>23.09</text:p>
          </table:table-cell>
          <table:table-cell table:formula="of:= [.$H$5]*SIN([.$I$5]*[.A23]+[.$J$5]) + [.$H$6]*SIN([.$I$6]*[.A23]+[.$J$6]) + [.$H$7]*SIN([.$I$7]*[.A23]+[.$J$7])" office:value-type="float" office:value="3.61865820567126" calcext:value-type="float">
            <text:p>3.61865820567126</text:p>
          </table:table-cell>
          <table:table-cell office:value-type="float" office:value="0.809339014726787" calcext:value-type="float">
            <text:p>0.809339014726787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C24]+[.D24]+[.E24]" office:value-type="float" office:value="24.9753453262585" calcext:value-type="float">
            <text:p>24.9753453262585</text:p>
          </table:table-cell>
          <table:table-cell table:formula="of:=[.$H$2]*[.A24]+[.$I$2]" office:value-type="float" office:value="23.38" calcext:value-type="float">
            <text:p>23.38</text:p>
          </table:table-cell>
          <table:table-cell table:formula="of:= [.$H$5]*SIN([.$I$5]*[.A24]+[.$J$5]) + [.$H$6]*SIN([.$I$6]*[.A24]+[.$J$6]) + [.$H$7]*SIN([.$I$7]*[.A24]+[.$J$7])" office:value-type="float" office:value="0.939624032934984" calcext:value-type="float">
            <text:p>0.939624032934984</text:p>
          </table:table-cell>
          <table:table-cell office:value-type="float" office:value="0.655721293323522" calcext:value-type="float">
            <text:p>0.65572129332352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C25]+[.D25]+[.E25]" office:value-type="float" office:value="23.4710036919499" calcext:value-type="float">
            <text:p>23.4710036919499</text:p>
          </table:table-cell>
          <table:table-cell table:formula="of:=[.$H$2]*[.A25]+[.$I$2]" office:value-type="float" office:value="23.67" calcext:value-type="float">
            <text:p>23.67</text:p>
          </table:table-cell>
          <table:table-cell table:formula="of:= [.$H$5]*SIN([.$I$5]*[.A25]+[.$J$5]) + [.$H$6]*SIN([.$I$6]*[.A25]+[.$J$6]) + [.$H$7]*SIN([.$I$7]*[.A25]+[.$J$7])" office:value-type="float" office:value="-1.07870037353062" calcext:value-type="float">
            <text:p>-1.07870037353062</text:p>
          </table:table-cell>
          <table:table-cell office:value-type="float" office:value="0.879704065480483" calcext:value-type="float">
            <text:p>0.879704065480483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C26]+[.D26]+[.E26]" office:value-type="float" office:value="22.4975983704517" calcext:value-type="float">
            <text:p>22.4975983704517</text:p>
          </table:table-cell>
          <table:table-cell table:formula="of:=[.$H$2]*[.A26]+[.$I$2]" office:value-type="float" office:value="23.96" calcext:value-type="float">
            <text:p>23.96</text:p>
          </table:table-cell>
          <table:table-cell table:formula="of:= [.$H$5]*SIN([.$I$5]*[.A26]+[.$J$5]) + [.$H$6]*SIN([.$I$6]*[.A26]+[.$J$6]) + [.$H$7]*SIN([.$I$7]*[.A26]+[.$J$7])" office:value-type="float" office:value="-1.71085004440677" calcext:value-type="float">
            <text:p>-1.71085004440677</text:p>
          </table:table-cell>
          <table:table-cell office:value-type="float" office:value="0.248448414858428" calcext:value-type="float">
            <text:p>0.248448414858428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C27]+[.D27]+[.E27]" office:value-type="float" office:value="24.0053329234214" calcext:value-type="float">
            <text:p>24.0053329234214</text:p>
          </table:table-cell>
          <table:table-cell table:formula="of:=[.$H$2]*[.A27]+[.$I$2]" office:value-type="float" office:value="24.25" calcext:value-type="float">
            <text:p>24.25</text:p>
          </table:table-cell>
          <table:table-cell table:formula="of:= [.$H$5]*SIN([.$I$5]*[.A27]+[.$J$5]) + [.$H$6]*SIN([.$I$6]*[.A27]+[.$J$6]) + [.$H$7]*SIN([.$I$7]*[.A27]+[.$J$7])" office:value-type="float" office:value="-0.826379890255713" calcext:value-type="float">
            <text:p>-0.826379890255713</text:p>
          </table:table-cell>
          <table:table-cell office:value-type="float" office:value="0.581712813677069" calcext:value-type="float">
            <text:p>0.581712813677069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C28]+[.D28]+[.E28]" office:value-type="float" office:value="26.3760775024753" calcext:value-type="float">
            <text:p>26.3760775024753</text:p>
          </table:table-cell>
          <table:table-cell table:formula="of:=[.$H$2]*[.A28]+[.$I$2]" office:value-type="float" office:value="24.54" calcext:value-type="float">
            <text:p>24.54</text:p>
          </table:table-cell>
          <table:table-cell table:formula="of:= [.$H$5]*SIN([.$I$5]*[.A28]+[.$J$5]) + [.$H$6]*SIN([.$I$6]*[.A28]+[.$J$6]) + [.$H$7]*SIN([.$I$7]*[.A28]+[.$J$7])" office:value-type="float" office:value="1.05152218396814" calcext:value-type="float">
            <text:p>1.05152218396814</text:p>
          </table:table-cell>
          <table:table-cell office:value-type="float" office:value="0.784555318507169" calcext:value-type="float">
            <text:p>0.784555318507169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C29]+[.D29]+[.E29]" office:value-type="float" office:value="28.2749889558831" calcext:value-type="float">
            <text:p>28.2749889558831</text:p>
          </table:table-cell>
          <table:table-cell table:formula="of:=[.$H$2]*[.A29]+[.$I$2]" office:value-type="float" office:value="24.83" calcext:value-type="float">
            <text:p>24.83</text:p>
          </table:table-cell>
          <table:table-cell table:formula="of:= [.$H$5]*SIN([.$I$5]*[.A29]+[.$J$5]) + [.$H$6]*SIN([.$I$6]*[.A29]+[.$J$6]) + [.$H$7]*SIN([.$I$7]*[.A29]+[.$J$7])" office:value-type="float" office:value="2.99214331253823" calcext:value-type="float">
            <text:p>2.99214331253823</text:p>
          </table:table-cell>
          <table:table-cell office:value-type="float" office:value="0.452845643344827" calcext:value-type="float">
            <text:p>0.452845643344827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C30]+[.D30]+[.E30]" office:value-type="float" office:value="29.3708463719977" calcext:value-type="float">
            <text:p>29.3708463719977</text:p>
          </table:table-cell>
          <table:table-cell table:formula="of:=[.$H$2]*[.A30]+[.$I$2]" office:value-type="float" office:value="25.12" calcext:value-type="float">
            <text:p>25.12</text:p>
          </table:table-cell>
          <table:table-cell table:formula="of:= [.$H$5]*SIN([.$I$5]*[.A30]+[.$J$5]) + [.$H$6]*SIN([.$I$6]*[.A30]+[.$J$6]) + [.$H$7]*SIN([.$I$7]*[.A30]+[.$J$7])" office:value-type="float" office:value="4.09234918868856" calcext:value-type="float">
            <text:p>4.09234918868856</text:p>
          </table:table-cell>
          <table:table-cell office:value-type="float" office:value="0.158497183309162" calcext:value-type="float">
            <text:p>0.158497183309162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C31]+[.D31]+[.E31]" office:value-type="float" office:value="29.7428313995025" calcext:value-type="float">
            <text:p>29.7428313995025</text:p>
          </table:table-cell>
          <table:table-cell table:formula="of:=[.$H$2]*[.A31]+[.$I$2]" office:value-type="float" office:value="25.41" calcext:value-type="float">
            <text:p>25.41</text:p>
          </table:table-cell>
          <table:table-cell table:formula="of:= [.$H$5]*SIN([.$I$5]*[.A31]+[.$J$5]) + [.$H$6]*SIN([.$I$6]*[.A31]+[.$J$6]) + [.$H$7]*SIN([.$I$7]*[.A31]+[.$J$7])" office:value-type="float" office:value="3.89616930429926" calcext:value-type="float">
            <text:p>3.89616930429926</text:p>
          </table:table-cell>
          <table:table-cell office:value-type="float" office:value="0.436662095203201" calcext:value-type="float">
            <text:p>0.436662095203201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C32]+[.D32]+[.E32]" office:value-type="float" office:value="28.4068723223255" calcext:value-type="float">
            <text:p>28.4068723223255</text:p>
          </table:table-cell>
          <table:table-cell table:formula="of:=[.$H$2]*[.A32]+[.$I$2]" office:value-type="float" office:value="25.7" calcext:value-type="float">
            <text:p>25.7</text:p>
          </table:table-cell>
          <table:table-cell table:formula="of:= [.$H$5]*SIN([.$I$5]*[.A32]+[.$J$5]) + [.$H$6]*SIN([.$I$6]*[.A32]+[.$J$6]) + [.$H$7]*SIN([.$I$7]*[.A32]+[.$J$7])" office:value-type="float" office:value="2.60174348289116" calcext:value-type="float">
            <text:p>2.60174348289116</text:p>
          </table:table-cell>
          <table:table-cell office:value-type="float" office:value="0.105128839434326" calcext:value-type="float">
            <text:p>0.105128839434326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C33]+[.D33]+[.E33]" office:value-type="float" office:value="27.4798176766617" calcext:value-type="float">
            <text:p>27.4798176766617</text:p>
          </table:table-cell>
          <table:table-cell table:formula="of:=[.$H$2]*[.A33]+[.$I$2]" office:value-type="float" office:value="25.99" calcext:value-type="float">
            <text:p>25.99</text:p>
          </table:table-cell>
          <table:table-cell table:formula="of:= [.$H$5]*SIN([.$I$5]*[.A33]+[.$J$5]) + [.$H$6]*SIN([.$I$6]*[.A33]+[.$J$6]) + [.$H$7]*SIN([.$I$7]*[.A33]+[.$J$7])" office:value-type="float" office:value="0.958603425377437" calcext:value-type="float">
            <text:p>0.958603425377437</text:p>
          </table:table-cell>
          <table:table-cell office:value-type="float" office:value="0.531214251284265" calcext:value-type="float">
            <text:p>0.531214251284265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C34]+[.D34]+[.E34]" office:value-type="float" office:value="26.4849972014406" calcext:value-type="float">
            <text:p>26.4849972014406</text:p>
          </table:table-cell>
          <table:table-cell table:formula="of:=[.$H$2]*[.A34]+[.$I$2]" office:value-type="float" office:value="26.28" calcext:value-type="float">
            <text:p>26.28</text:p>
          </table:table-cell>
          <table:table-cell table:formula="of:= [.$H$5]*SIN([.$I$5]*[.A34]+[.$J$5]) + [.$H$6]*SIN([.$I$6]*[.A34]+[.$J$6]) + [.$H$7]*SIN([.$I$7]*[.A34]+[.$J$7])" office:value-type="float" office:value="-0.0960210446516059" calcext:value-type="float">
            <text:p>-0.096021044651606</text:p>
          </table:table-cell>
          <table:table-cell office:value-type="float" office:value="0.301018246092245" calcext:value-type="float">
            <text:p>0.301018246092245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C35]+[.D35]+[.E35]" office:value-type="float" office:value="27.6684335117623" calcext:value-type="float">
            <text:p>27.6684335117623</text:p>
          </table:table-cell>
          <table:table-cell table:formula="of:=[.$H$2]*[.A35]+[.$I$2]" office:value-type="float" office:value="26.57" calcext:value-type="float">
            <text:p>26.57</text:p>
          </table:table-cell>
          <table:table-cell table:formula="of:= [.$H$5]*SIN([.$I$5]*[.A35]+[.$J$5]) + [.$H$6]*SIN([.$I$6]*[.A35]+[.$J$6]) + [.$H$7]*SIN([.$I$7]*[.A35]+[.$J$7])" office:value-type="float" office:value="0.109621201354679" calcext:value-type="float">
            <text:p>0.109621201354679</text:p>
          </table:table-cell>
          <table:table-cell office:value-type="float" office:value="0.988812310407658" calcext:value-type="float">
            <text:p>0.988812310407658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C36]+[.D36]+[.E36]" office:value-type="float" office:value="29.2268664431829" calcext:value-type="float">
            <text:p>29.2268664431829</text:p>
          </table:table-cell>
          <table:table-cell table:formula="of:=[.$H$2]*[.A36]+[.$I$2]" office:value-type="float" office:value="26.86" calcext:value-type="float">
            <text:p>26.86</text:p>
          </table:table-cell>
          <table:table-cell table:formula="of:= [.$H$5]*SIN([.$I$5]*[.A36]+[.$J$5]) + [.$H$6]*SIN([.$I$6]*[.A36]+[.$J$6]) + [.$H$7]*SIN([.$I$7]*[.A36]+[.$J$7])" office:value-type="float" office:value="1.6527658893499" calcext:value-type="float">
            <text:p>1.6527658893499</text:p>
          </table:table-cell>
          <table:table-cell office:value-type="float" office:value="0.714100553833012" calcext:value-type="float">
            <text:p>0.714100553833012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C37]+[.D37]+[.E37]" office:value-type="float" office:value="31.4507506552314" calcext:value-type="float">
            <text:p>31.4507506552314</text:p>
          </table:table-cell>
          <table:table-cell table:formula="of:=[.$H$2]*[.A37]+[.$I$2]" office:value-type="float" office:value="27.15" calcext:value-type="float">
            <text:p>27.15</text:p>
          </table:table-cell>
          <table:table-cell table:formula="of:= [.$H$5]*SIN([.$I$5]*[.A37]+[.$J$5]) + [.$H$6]*SIN([.$I$6]*[.A37]+[.$J$6]) + [.$H$7]*SIN([.$I$7]*[.A37]+[.$J$7])" office:value-type="float" office:value="3.96650274422118" calcext:value-type="float">
            <text:p>3.96650274422118</text:p>
          </table:table-cell>
          <table:table-cell office:value-type="float" office:value="0.334247911010174" calcext:value-type="float">
            <text:p>0.334247911010174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C38]+[.D38]+[.E38]" office:value-type="float" office:value="33.7965001907752" calcext:value-type="float">
            <text:p>33.7965001907752</text:p>
          </table:table-cell>
          <table:table-cell table:formula="of:=[.$H$2]*[.A38]+[.$I$2]" office:value-type="float" office:value="27.44" calcext:value-type="float">
            <text:p>27.44</text:p>
          </table:table-cell>
          <table:table-cell table:formula="of:= [.$H$5]*SIN([.$I$5]*[.A38]+[.$J$5]) + [.$H$6]*SIN([.$I$6]*[.A38]+[.$J$6]) + [.$H$7]*SIN([.$I$7]*[.A38]+[.$J$7])" office:value-type="float" office:value="6.09341699062314" calcext:value-type="float">
            <text:p>6.09341699062314</text:p>
          </table:table-cell>
          <table:table-cell office:value-type="float" office:value="0.263083200152026" calcext:value-type="float">
            <text:p>0.263083200152026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C39]+[.D39]+[.E39]" office:value-type="float" office:value="35.8530213208794" calcext:value-type="float">
            <text:p>35.8530213208794</text:p>
          </table:table-cell>
          <table:table-cell table:formula="of:=[.$H$2]*[.A39]+[.$I$2]" office:value-type="float" office:value="27.73" calcext:value-type="float">
            <text:p>27.73</text:p>
          </table:table-cell>
          <table:table-cell table:formula="of:= [.$H$5]*SIN([.$I$5]*[.A39]+[.$J$5]) + [.$H$6]*SIN([.$I$6]*[.A39]+[.$J$6]) + [.$H$7]*SIN([.$I$7]*[.A39]+[.$J$7])" office:value-type="float" office:value="7.12372524070853" calcext:value-type="float">
            <text:p>7.12372524070853</text:p>
          </table:table-cell>
          <table:table-cell office:value-type="float" office:value="0.999296080170917" calcext:value-type="float">
            <text:p>0.999296080170917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C40]+[.D40]+[.E40]" office:value-type="float" office:value="35.4073656427089" calcext:value-type="float">
            <text:p>35.4073656427089</text:p>
          </table:table-cell>
          <table:table-cell table:formula="of:=[.$H$2]*[.A40]+[.$I$2]" office:value-type="float" office:value="28.02" calcext:value-type="float">
            <text:p>28.02</text:p>
          </table:table-cell>
          <table:table-cell table:formula="of:= [.$H$5]*SIN([.$I$5]*[.A40]+[.$J$5]) + [.$H$6]*SIN([.$I$6]*[.A40]+[.$J$6]) + [.$H$7]*SIN([.$I$7]*[.A40]+[.$J$7])" office:value-type="float" office:value="6.61232857624986" calcext:value-type="float">
            <text:p>6.61232857624986</text:p>
          </table:table-cell>
          <table:table-cell office:value-type="float" office:value="0.775037066459032" calcext:value-type="float">
            <text:p>0.775037066459032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C41]+[.D41]+[.E41]" office:value-type="float" office:value="33.7073960809487" calcext:value-type="float">
            <text:p>33.7073960809487</text:p>
          </table:table-cell>
          <table:table-cell table:formula="of:=[.$H$2]*[.A41]+[.$I$2]" office:value-type="float" office:value="28.31" calcext:value-type="float">
            <text:p>28.31</text:p>
          </table:table-cell>
          <table:table-cell table:formula="of:= [.$H$5]*SIN([.$I$5]*[.A41]+[.$J$5]) + [.$H$6]*SIN([.$I$6]*[.A41]+[.$J$6]) + [.$H$7]*SIN([.$I$7]*[.A41]+[.$J$7])" office:value-type="float" office:value="4.77907455930361" calcext:value-type="float">
            <text:p>4.77907455930361</text:p>
          </table:table-cell>
          <table:table-cell office:value-type="float" office:value="0.61832152164505" calcext:value-type="float">
            <text:p>0.61832152164505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C42]+[.D42]+[.E42]" office:value-type="float" office:value="31.059557223013" calcext:value-type="float">
            <text:p>31.059557223013</text:p>
          </table:table-cell>
          <table:table-cell table:formula="of:=[.$H$2]*[.A42]+[.$I$2]" office:value-type="float" office:value="28.6" calcext:value-type="float">
            <text:p>28.6</text:p>
          </table:table-cell>
          <table:table-cell table:formula="of:= [.$H$5]*SIN([.$I$5]*[.A42]+[.$J$5]) + [.$H$6]*SIN([.$I$6]*[.A42]+[.$J$6]) + [.$H$7]*SIN([.$I$7]*[.A42]+[.$J$7])" office:value-type="float" office:value="2.39841740215424" calcext:value-type="float">
            <text:p>2.39841740215424</text:p>
          </table:table-cell>
          <table:table-cell office:value-type="float" office:value="0.061139820858804" calcext:value-type="float">
            <text:p>0.061139820858804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C43]+[.D43]+[.E43]" office:value-type="float" office:value="30.1197722750245" calcext:value-type="float">
            <text:p>30.1197722750245</text:p>
          </table:table-cell>
          <table:table-cell table:formula="of:=[.$H$2]*[.A43]+[.$I$2]" office:value-type="float" office:value="28.89" calcext:value-type="float">
            <text:p>28.89</text:p>
          </table:table-cell>
          <table:table-cell table:formula="of:= [.$H$5]*SIN([.$I$5]*[.A43]+[.$J$5]) + [.$H$6]*SIN([.$I$6]*[.A43]+[.$J$6]) + [.$H$7]*SIN([.$I$7]*[.A43]+[.$J$7])" office:value-type="float" office:value="0.430669863465885" calcext:value-type="float">
            <text:p>0.430669863465885</text:p>
          </table:table-cell>
          <table:table-cell office:value-type="float" office:value="0.799102411558594" calcext:value-type="float">
            <text:p>0.799102411558594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C44]+[.D44]+[.E44]" office:value-type="float" office:value="29.2912780037134" calcext:value-type="float">
            <text:p>29.2912780037134</text:p>
          </table:table-cell>
          <table:table-cell table:formula="of:=[.$H$2]*[.A44]+[.$I$2]" office:value-type="float" office:value="29.18" calcext:value-type="float">
            <text:p>29.18</text:p>
          </table:table-cell>
          <table:table-cell table:formula="of:= [.$H$5]*SIN([.$I$5]*[.A44]+[.$J$5]) + [.$H$6]*SIN([.$I$6]*[.A44]+[.$J$6]) + [.$H$7]*SIN([.$I$7]*[.A44]+[.$J$7])" office:value-type="float" office:value="-0.431513753011499" calcext:value-type="float">
            <text:p>-0.431513753011499</text:p>
          </table:table-cell>
          <table:table-cell office:value-type="float" office:value="0.542791756724915" calcext:value-type="float">
            <text:p>0.542791756724915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C45]+[.D45]+[.E45]" office:value-type="float" office:value="29.4177444018528" calcext:value-type="float">
            <text:p>29.4177444018528</text:p>
          </table:table-cell>
          <table:table-cell table:formula="of:=[.$H$2]*[.A45]+[.$I$2]" office:value-type="float" office:value="29.47" calcext:value-type="float">
            <text:p>29.47</text:p>
          </table:table-cell>
          <table:table-cell table:formula="of:= [.$H$5]*SIN([.$I$5]*[.A45]+[.$J$5]) + [.$H$6]*SIN([.$I$6]*[.A45]+[.$J$6]) + [.$H$7]*SIN([.$I$7]*[.A45]+[.$J$7])" office:value-type="float" office:value="-0.0880115450072641" calcext:value-type="float">
            <text:p>-0.088011545007264</text:p>
          </table:table-cell>
          <table:table-cell office:value-type="float" office:value="0.035755946860038" calcext:value-type="float">
            <text:p>0.035755946860038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C46]+[.D46]+[.E46]" office:value-type="float" office:value="30.9891912432838" calcext:value-type="float">
            <text:p>30.9891912432838</text:p>
          </table:table-cell>
          <table:table-cell table:formula="of:=[.$H$2]*[.A46]+[.$I$2]" office:value-type="float" office:value="29.76" calcext:value-type="float">
            <text:p>29.76</text:p>
          </table:table-cell>
          <table:table-cell table:formula="of:= [.$H$5]*SIN([.$I$5]*[.A46]+[.$J$5]) + [.$H$6]*SIN([.$I$6]*[.A46]+[.$J$6]) + [.$H$7]*SIN([.$I$7]*[.A46]+[.$J$7])" office:value-type="float" office:value="0.925344169084502" calcext:value-type="float">
            <text:p>0.925344169084502</text:p>
          </table:table-cell>
          <table:table-cell office:value-type="float" office:value="0.303847074199264" calcext:value-type="float">
            <text:p>0.303847074199264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C47]+[.D47]+[.E47]" office:value-type="float" office:value="32.2227164093661" calcext:value-type="float">
            <text:p>32.2227164093661</text:p>
          </table:table-cell>
          <table:table-cell table:formula="of:=[.$H$2]*[.A47]+[.$I$2]" office:value-type="float" office:value="30.05" calcext:value-type="float">
            <text:p>30.05</text:p>
          </table:table-cell>
          <table:table-cell table:formula="of:= [.$H$5]*SIN([.$I$5]*[.A47]+[.$J$5]) + [.$H$6]*SIN([.$I$6]*[.A47]+[.$J$6]) + [.$H$7]*SIN([.$I$7]*[.A47]+[.$J$7])" office:value-type="float" office:value="1.69513398269284" calcext:value-type="float">
            <text:p>1.69513398269284</text:p>
          </table:table-cell>
          <table:table-cell office:value-type="float" office:value="0.477582426673239" calcext:value-type="float">
            <text:p>0.477582426673239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C48]+[.D48]+[.E48]" office:value-type="float" office:value="32.4226732085707" calcext:value-type="float">
            <text:p>32.4226732085707</text:p>
          </table:table-cell>
          <table:table-cell table:formula="of:=[.$H$2]*[.A48]+[.$I$2]" office:value-type="float" office:value="30.34" calcext:value-type="float">
            <text:p>30.34</text:p>
          </table:table-cell>
          <table:table-cell table:formula="of:= [.$H$5]*SIN([.$I$5]*[.A48]+[.$J$5]) + [.$H$6]*SIN([.$I$6]*[.A48]+[.$J$6]) + [.$H$7]*SIN([.$I$7]*[.A48]+[.$J$7])" office:value-type="float" office:value="1.36881009943029" calcext:value-type="float">
            <text:p>1.36881009943029</text:p>
          </table:table-cell>
          <table:table-cell office:value-type="float" office:value="0.713863109140415" calcext:value-type="float">
            <text:p>0.713863109140415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C49]+[.D49]+[.E49]" office:value-type="float" office:value="30.4587787035198" calcext:value-type="float">
            <text:p>30.4587787035198</text:p>
          </table:table-cell>
          <table:table-cell table:formula="of:=[.$H$2]*[.A49]+[.$I$2]" office:value-type="float" office:value="30.63" calcext:value-type="float">
            <text:p>30.63</text:p>
          </table:table-cell>
          <table:table-cell table:formula="of:= [.$H$5]*SIN([.$I$5]*[.A49]+[.$J$5]) + [.$H$6]*SIN([.$I$6]*[.A49]+[.$J$6]) + [.$H$7]*SIN([.$I$7]*[.A49]+[.$J$7])" office:value-type="float" office:value="-0.433242510779231" calcext:value-type="float">
            <text:p>-0.433242510779231</text:p>
          </table:table-cell>
          <table:table-cell office:value-type="float" office:value="0.262021214299057" calcext:value-type="float">
            <text:p>0.262021214299057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C50]+[.D50]+[.E50]" office:value-type="float" office:value="28.3967067740015" calcext:value-type="float">
            <text:p>28.3967067740015</text:p>
          </table:table-cell>
          <table:table-cell table:formula="of:=[.$H$2]*[.A50]+[.$I$2]" office:value-type="float" office:value="30.92" calcext:value-type="float">
            <text:p>30.92</text:p>
          </table:table-cell>
          <table:table-cell table:formula="of:= [.$H$5]*SIN([.$I$5]*[.A50]+[.$J$5]) + [.$H$6]*SIN([.$I$6]*[.A50]+[.$J$6]) + [.$H$7]*SIN([.$I$7]*[.A50]+[.$J$7])" office:value-type="float" office:value="-3.4261986524287" calcext:value-type="float">
            <text:p>-3.4261986524287</text:p>
          </table:table-cell>
          <table:table-cell office:value-type="float" office:value="0.902905426430188" calcext:value-type="float">
            <text:p>0.902905426430188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C51]+[.D51]+[.E51]" office:value-type="float" office:value="25.1997626177557" calcext:value-type="float">
            <text:p>25.1997626177557</text:p>
          </table:table-cell>
          <table:table-cell table:formula="of:=[.$H$2]*[.A51]+[.$I$2]" office:value-type="float" office:value="31.21" calcext:value-type="float">
            <text:p>31.21</text:p>
          </table:table-cell>
          <table:table-cell table:formula="of:= [.$H$5]*SIN([.$I$5]*[.A51]+[.$J$5]) + [.$H$6]*SIN([.$I$6]*[.A51]+[.$J$6]) + [.$H$7]*SIN([.$I$7]*[.A51]+[.$J$7])" office:value-type="float" office:value="-6.7803350765212" calcext:value-type="float">
            <text:p>-6.7803350765212</text:p>
          </table:table-cell>
          <table:table-cell office:value-type="float" office:value="0.770097694276906" calcext:value-type="float">
            <text:p>0.770097694276906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C52]+[.D52]+[.E52]" office:value-type="float" office:value="22.1000295850643" calcext:value-type="float">
            <text:p>22.1000295850643</text:p>
          </table:table-cell>
          <table:table-cell table:formula="of:=[.$H$2]*[.A52]+[.$I$2]" office:value-type="float" office:value="31.5" calcext:value-type="float">
            <text:p>31.5</text:p>
          </table:table-cell>
          <table:table-cell table:formula="of:= [.$H$5]*SIN([.$I$5]*[.A52]+[.$J$5]) + [.$H$6]*SIN([.$I$6]*[.A52]+[.$J$6]) + [.$H$7]*SIN([.$I$7]*[.A52]+[.$J$7])" office:value-type="float" office:value="-9.49588123299961" calcext:value-type="float">
            <text:p>-9.49588123299961</text:p>
          </table:table-cell>
          <table:table-cell office:value-type="float" office:value="0.095910818063893" calcext:value-type="float">
            <text:p>0.095910818063893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C53]+[.D53]+[.E53]" office:value-type="float" office:value="21.9093110593787" calcext:value-type="float">
            <text:p>21.9093110593787</text:p>
          </table:table-cell>
          <table:table-cell table:formula="of:=[.$H$2]*[.A53]+[.$I$2]" office:value-type="float" office:value="31.79" calcext:value-type="float">
            <text:p>31.79</text:p>
          </table:table-cell>
          <table:table-cell table:formula="of:= [.$H$5]*SIN([.$I$5]*[.A53]+[.$J$5]) + [.$H$6]*SIN([.$I$6]*[.A53]+[.$J$6]) + [.$H$7]*SIN([.$I$7]*[.A53]+[.$J$7])" office:value-type="float" office:value="-10.8573993631235" calcext:value-type="float">
            <text:p>-10.8573993631235</text:p>
          </table:table-cell>
          <table:table-cell office:value-type="float" office:value="0.976710422502219" calcext:value-type="float">
            <text:p>0.976710422502219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C54]+[.D54]+[.E54]" office:value-type="float" office:value="21.4739619013342" calcext:value-type="float">
            <text:p>21.4739619013342</text:p>
          </table:table-cell>
          <table:table-cell table:formula="of:=[.$H$2]*[.A54]+[.$I$2]" office:value-type="float" office:value="32.08" calcext:value-type="float">
            <text:p>32.08</text:p>
          </table:table-cell>
          <table:table-cell table:formula="of:= [.$H$5]*SIN([.$I$5]*[.A54]+[.$J$5]) + [.$H$6]*SIN([.$I$6]*[.A54]+[.$J$6]) + [.$H$7]*SIN([.$I$7]*[.A54]+[.$J$7])" office:value-type="float" office:value="-10.7545297702138" calcext:value-type="float">
            <text:p>-10.7545297702138</text:p>
          </table:table-cell>
          <table:table-cell office:value-type="float" office:value="0.148491671547953" calcext:value-type="float">
            <text:p>0.14849167154795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C55]+[.D55]+[.E55]" office:value-type="float" office:value="22.7066573871536" calcext:value-type="float">
            <text:p>22.7066573871536</text:p>
          </table:table-cell>
          <table:table-cell table:formula="of:=[.$H$2]*[.A55]+[.$I$2]" office:value-type="float" office:value="32.37" calcext:value-type="float">
            <text:p>32.37</text:p>
          </table:table-cell>
          <table:table-cell table:formula="of:= [.$H$5]*SIN([.$I$5]*[.A55]+[.$J$5]) + [.$H$6]*SIN([.$I$6]*[.A55]+[.$J$6]) + [.$H$7]*SIN([.$I$7]*[.A55]+[.$J$7])" office:value-type="float" office:value="-9.71878746546191" calcext:value-type="float">
            <text:p>-9.71878746546191</text:p>
          </table:table-cell>
          <table:table-cell office:value-type="float" office:value="0.055444852615535" calcext:value-type="float">
            <text:p>0.055444852615535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C56]+[.D56]+[.E56]" office:value-type="float" office:value="24.6765965281944" calcext:value-type="float">
            <text:p>24.6765965281944</text:p>
          </table:table-cell>
          <table:table-cell table:formula="of:=[.$H$2]*[.A56]+[.$I$2]" office:value-type="float" office:value="32.66" calcext:value-type="float">
            <text:p>32.66</text:p>
          </table:table-cell>
          <table:table-cell table:formula="of:= [.$H$5]*SIN([.$I$5]*[.A56]+[.$J$5]) + [.$H$6]*SIN([.$I$6]*[.A56]+[.$J$6]) + [.$H$7]*SIN([.$I$7]*[.A56]+[.$J$7])" office:value-type="float" office:value="-8.6596225045576" calcext:value-type="float">
            <text:p>-8.6596225045576</text:p>
          </table:table-cell>
          <table:table-cell office:value-type="float" office:value="0.676219032752012" calcext:value-type="float">
            <text:p>0.676219032752012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C57]+[.D57]+[.E57]" office:value-type="float" office:value="24.8996939470403" calcext:value-type="float">
            <text:p>24.8996939470403</text:p>
          </table:table-cell>
          <table:table-cell table:formula="of:=[.$H$2]*[.A57]+[.$I$2]" office:value-type="float" office:value="32.95" calcext:value-type="float">
            <text:p>32.95</text:p>
          </table:table-cell>
          <table:table-cell table:formula="of:= [.$H$5]*SIN([.$I$5]*[.A57]+[.$J$5]) + [.$H$6]*SIN([.$I$6]*[.A57]+[.$J$6]) + [.$H$7]*SIN([.$I$7]*[.A57]+[.$J$7])" office:value-type="float" office:value="-8.42435946617774" calcext:value-type="float">
            <text:p>-8.42435946617774</text:p>
          </table:table-cell>
          <table:table-cell office:value-type="float" office:value="0.374053413218012" calcext:value-type="float">
            <text:p>0.374053413218012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C58]+[.D58]+[.E58]" office:value-type="float" office:value="24.7145954617983" calcext:value-type="float">
            <text:p>24.7145954617983</text:p>
          </table:table-cell>
          <table:table-cell table:formula="of:=[.$H$2]*[.A58]+[.$I$2]" office:value-type="float" office:value="33.24" calcext:value-type="float">
            <text:p>33.24</text:p>
          </table:table-cell>
          <table:table-cell table:formula="of:= [.$H$5]*SIN([.$I$5]*[.A58]+[.$J$5]) + [.$H$6]*SIN([.$I$6]*[.A58]+[.$J$6]) + [.$H$7]*SIN([.$I$7]*[.A58]+[.$J$7])" office:value-type="float" office:value="-9.38940891112518" calcext:value-type="float">
            <text:p>-9.38940891112518</text:p>
          </table:table-cell>
          <table:table-cell office:value-type="float" office:value="0.864004372923473" calcext:value-type="float">
            <text:p>0.864004372923473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C59]+[.D59]+[.E59]" office:value-type="float" office:value="22.7153601666406" calcext:value-type="float">
            <text:p>22.7153601666406</text:p>
          </table:table-cell>
          <table:table-cell table:formula="of:=[.$H$2]*[.A59]+[.$I$2]" office:value-type="float" office:value="33.53" calcext:value-type="float">
            <text:p>33.53</text:p>
          </table:table-cell>
          <table:table-cell table:formula="of:= [.$H$5]*SIN([.$I$5]*[.A59]+[.$J$5]) + [.$H$6]*SIN([.$I$6]*[.A59]+[.$J$6]) + [.$H$7]*SIN([.$I$7]*[.A59]+[.$J$7])" office:value-type="float" office:value="-11.2753657589476" calcext:value-type="float">
            <text:p>-11.2753657589476</text:p>
          </table:table-cell>
          <table:table-cell office:value-type="float" office:value="0.460725925588233" calcext:value-type="float">
            <text:p>0.460725925588233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C60]+[.D60]+[.E60]" office:value-type="float" office:value="20.9943609242393" calcext:value-type="float">
            <text:p>20.9943609242393</text:p>
          </table:table-cell>
          <table:table-cell table:formula="of:=[.$H$2]*[.A60]+[.$I$2]" office:value-type="float" office:value="33.82" calcext:value-type="float">
            <text:p>33.82</text:p>
          </table:table-cell>
          <table:table-cell table:formula="of:= [.$H$5]*SIN([.$I$5]*[.A60]+[.$J$5]) + [.$H$6]*SIN([.$I$6]*[.A60]+[.$J$6]) + [.$H$7]*SIN([.$I$7]*[.A60]+[.$J$7])" office:value-type="float" office:value="-13.2732291083466" calcext:value-type="float">
            <text:p>-13.2732291083466</text:p>
          </table:table-cell>
          <table:table-cell office:value-type="float" office:value="0.447590032585938" calcext:value-type="float">
            <text:p>0.447590032585938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C61]+[.D61]+[.E61]" office:value-type="float" office:value="19.8112059780686" calcext:value-type="float">
            <text:p>19.8112059780686</text:p>
          </table:table-cell>
          <table:table-cell table:formula="of:=[.$H$2]*[.A61]+[.$I$2]" office:value-type="float" office:value="34.11" calcext:value-type="float">
            <text:p>34.11</text:p>
          </table:table-cell>
          <table:table-cell table:formula="of:= [.$H$5]*SIN([.$I$5]*[.A61]+[.$J$5]) + [.$H$6]*SIN([.$I$6]*[.A61]+[.$J$6]) + [.$H$7]*SIN([.$I$7]*[.A61]+[.$J$7])" office:value-type="float" office:value="-14.4225601215093" calcext:value-type="float">
            <text:p>-14.4225601215093</text:p>
          </table:table-cell>
          <table:table-cell office:value-type="float" office:value="0.123766099577857" calcext:value-type="float">
            <text:p>0.123766099577857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C62]+[.D62]+[.E62]" office:value-type="float" office:value="21.0290690598949" calcext:value-type="float">
            <text:p>21.0290690598949</text:p>
          </table:table-cell>
          <table:table-cell table:formula="of:=[.$H$2]*[.A62]+[.$I$2]" office:value-type="float" office:value="34.4" calcext:value-type="float">
            <text:p>34.4</text:p>
          </table:table-cell>
          <table:table-cell table:formula="of:= [.$H$5]*SIN([.$I$5]*[.A62]+[.$J$5]) + [.$H$6]*SIN([.$I$6]*[.A62]+[.$J$6]) + [.$H$7]*SIN([.$I$7]*[.A62]+[.$J$7])" office:value-type="float" office:value="-14.0638051289271" calcext:value-type="float">
            <text:p>-14.0638051289271</text:p>
          </table:table-cell>
          <table:table-cell office:value-type="float" office:value="0.692874188822067" calcext:value-type="float">
            <text:p>0.692874188822067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C63]+[.D63]+[.E63]" office:value-type="float" office:value="22.704405168401" calcext:value-type="float">
            <text:p>22.704405168401</text:p>
          </table:table-cell>
          <table:table-cell table:formula="of:=[.$H$2]*[.A63]+[.$I$2]" office:value-type="float" office:value="34.69" calcext:value-type="float">
            <text:p>34.69</text:p>
          </table:table-cell>
          <table:table-cell table:formula="of:= [.$H$5]*SIN([.$I$5]*[.A63]+[.$J$5]) + [.$H$6]*SIN([.$I$6]*[.A63]+[.$J$6]) + [.$H$7]*SIN([.$I$7]*[.A63]+[.$J$7])" office:value-type="float" office:value="-12.152028108174" calcext:value-type="float">
            <text:p>-12.152028108174</text:p>
          </table:table-cell>
          <table:table-cell office:value-type="float" office:value="0.166433276575033" calcext:value-type="float">
            <text:p>0.166433276575033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C64]+[.D64]+[.E64]" office:value-type="float" office:value="26.490055703452" calcext:value-type="float">
            <text:p>26.490055703452</text:p>
          </table:table-cell>
          <table:table-cell table:formula="of:=[.$H$2]*[.A64]+[.$I$2]" office:value-type="float" office:value="34.98" calcext:value-type="float">
            <text:p>34.98</text:p>
          </table:table-cell>
          <table:table-cell table:formula="of:= [.$H$5]*SIN([.$I$5]*[.A64]+[.$J$5]) + [.$H$6]*SIN([.$I$6]*[.A64]+[.$J$6]) + [.$H$7]*SIN([.$I$7]*[.A64]+[.$J$7])" office:value-type="float" office:value="-9.28437684433901" calcext:value-type="float">
            <text:p>-9.28437684433901</text:p>
          </table:table-cell>
          <table:table-cell office:value-type="float" office:value="0.794432547790984" calcext:value-type="float">
            <text:p>0.794432547790984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C65]+[.D65]+[.E65]" office:value-type="float" office:value="29.7044700626801" calcext:value-type="float">
            <text:p>29.7044700626801</text:p>
          </table:table-cell>
          <table:table-cell table:formula="of:=[.$H$2]*[.A65]+[.$I$2]" office:value-type="float" office:value="35.27" calcext:value-type="float">
            <text:p>35.27</text:p>
          </table:table-cell>
          <table:table-cell table:formula="of:= [.$H$5]*SIN([.$I$5]*[.A65]+[.$J$5]) + [.$H$6]*SIN([.$I$6]*[.A65]+[.$J$6]) + [.$H$7]*SIN([.$I$7]*[.A65]+[.$J$7])" office:value-type="float" office:value="-6.42814579452806" calcext:value-type="float">
            <text:p>-6.42814579452806</text:p>
          </table:table-cell>
          <table:table-cell office:value-type="float" office:value="0.862615857208181" calcext:value-type="float">
            <text:p>0.862615857208181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C66]+[.D66]+[.E66]" office:value-type="float" office:value="31.7639594844925" calcext:value-type="float">
            <text:p>31.7639594844925</text:p>
          </table:table-cell>
          <table:table-cell table:formula="of:=[.$H$2]*[.A66]+[.$I$2]" office:value-type="float" office:value="35.56" calcext:value-type="float">
            <text:p>35.56</text:p>
          </table:table-cell>
          <table:table-cell table:formula="of:= [.$H$5]*SIN([.$I$5]*[.A66]+[.$J$5]) + [.$H$6]*SIN([.$I$6]*[.A66]+[.$J$6]) + [.$H$7]*SIN([.$I$7]*[.A66]+[.$J$7])" office:value-type="float" office:value="-4.47702375364416" calcext:value-type="float">
            <text:p>-4.47702375364416</text:p>
          </table:table-cell>
          <table:table-cell office:value-type="float" office:value="0.680983238136707" calcext:value-type="float">
            <text:p>0.680983238136707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C67]+[.D67]+[.E67]" office:value-type="float" office:value="32.668320160865" calcext:value-type="float">
            <text:p>32.668320160865</text:p>
          </table:table-cell>
          <table:table-cell table:formula="of:=[.$H$2]*[.A67]+[.$I$2]" office:value-type="float" office:value="35.85" calcext:value-type="float">
            <text:p>35.85</text:p>
          </table:table-cell>
          <table:table-cell table:formula="of:= [.$H$5]*SIN([.$I$5]*[.A67]+[.$J$5]) + [.$H$6]*SIN([.$I$6]*[.A67]+[.$J$6]) + [.$H$7]*SIN([.$I$7]*[.A67]+[.$J$7])" office:value-type="float" office:value="-3.84384382970286" calcext:value-type="float">
            <text:p>-3.84384382970286</text:p>
          </table:table-cell>
          <table:table-cell office:value-type="float" office:value="0.662163990567831" calcext:value-type="float">
            <text:p>0.662163990567831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C68]+[.D68]+[.E68]" office:value-type="float" office:value="32.735116745122" calcext:value-type="float">
            <text:p>32.735116745122</text:p>
          </table:table-cell>
          <table:table-cell table:formula="of:=[.$H$2]*[.A68]+[.$I$2]" office:value-type="float" office:value="36.14" calcext:value-type="float">
            <text:p>36.14</text:p>
          </table:table-cell>
          <table:table-cell table:formula="of:= [.$H$5]*SIN([.$I$5]*[.A68]+[.$J$5]) + [.$H$6]*SIN([.$I$6]*[.A68]+[.$J$6]) + [.$H$7]*SIN([.$I$7]*[.A68]+[.$J$7])" office:value-type="float" office:value="-4.28092146269572" calcext:value-type="float">
            <text:p>-4.28092146269572</text:p>
          </table:table-cell>
          <table:table-cell office:value-type="float" office:value="0.876038207817677" calcext:value-type="float">
            <text:p>0.876038207817677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C69]+[.D69]+[.E69]" office:value-type="float" office:value="32.1369522391992" calcext:value-type="float">
            <text:p>32.1369522391992</text:p>
          </table:table-cell>
          <table:table-cell table:formula="of:=[.$H$2]*[.A69]+[.$I$2]" office:value-type="float" office:value="36.43" calcext:value-type="float">
            <text:p>36.43</text:p>
          </table:table-cell>
          <table:table-cell table:formula="of:= [.$H$5]*SIN([.$I$5]*[.A69]+[.$J$5]) + [.$H$6]*SIN([.$I$6]*[.A69]+[.$J$6]) + [.$H$7]*SIN([.$I$7]*[.A69]+[.$J$7])" office:value-type="float" office:value="-5.01197992027586" calcext:value-type="float">
            <text:p>-5.01197992027586</text:p>
          </table:table-cell>
          <table:table-cell office:value-type="float" office:value="0.718932159475106" calcext:value-type="float">
            <text:p>0.718932159475106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C70]+[.D70]+[.E70]" office:value-type="float" office:value="31.874830247939" calcext:value-type="float">
            <text:p>31.874830247939</text:p>
          </table:table-cell>
          <table:table-cell table:formula="of:=[.$H$2]*[.A70]+[.$I$2]" office:value-type="float" office:value="36.72" calcext:value-type="float">
            <text:p>36.72</text:p>
          </table:table-cell>
          <table:table-cell table:formula="of:= [.$H$5]*SIN([.$I$5]*[.A70]+[.$J$5]) + [.$H$6]*SIN([.$I$6]*[.A70]+[.$J$6]) + [.$H$7]*SIN([.$I$7]*[.A70]+[.$J$7])" office:value-type="float" office:value="-5.1130879449945" calcext:value-type="float">
            <text:p>-5.1130879449945</text:p>
          </table:table-cell>
          <table:table-cell office:value-type="float" office:value="0.267918192933461" calcext:value-type="float">
            <text:p>0.267918192933461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C71]+[.D71]+[.E71]" office:value-type="float" office:value="33.8281101785158" calcext:value-type="float">
            <text:p>33.8281101785158</text:p>
          </table:table-cell>
          <table:table-cell table:formula="of:=[.$H$2]*[.A71]+[.$I$2]" office:value-type="float" office:value="37.01" calcext:value-type="float">
            <text:p>37.01</text:p>
          </table:table-cell>
          <table:table-cell table:formula="of:= [.$H$5]*SIN([.$I$5]*[.A71]+[.$J$5]) + [.$H$6]*SIN([.$I$6]*[.A71]+[.$J$6]) + [.$H$7]*SIN([.$I$7]*[.A71]+[.$J$7])" office:value-type="float" office:value="-3.96290847962677" calcext:value-type="float">
            <text:p>-3.96290847962677</text:p>
          </table:table-cell>
          <table:table-cell office:value-type="float" office:value="0.781018658142556" calcext:value-type="float">
            <text:p>0.781018658142556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C72]+[.D72]+[.E72]" office:value-type="float" office:value="36.6834852293943" calcext:value-type="float">
            <text:p>36.6834852293943</text:p>
          </table:table-cell>
          <table:table-cell table:formula="of:=[.$H$2]*[.A72]+[.$I$2]" office:value-type="float" office:value="37.3" calcext:value-type="float">
            <text:p>37.3</text:p>
          </table:table-cell>
          <table:table-cell table:formula="of:= [.$H$5]*SIN([.$I$5]*[.A72]+[.$J$5]) + [.$H$6]*SIN([.$I$6]*[.A72]+[.$J$6]) + [.$H$7]*SIN([.$I$7]*[.A72]+[.$J$7])" office:value-type="float" office:value="-1.54996712012191" calcext:value-type="float">
            <text:p>-1.54996712012191</text:p>
          </table:table-cell>
          <table:table-cell office:value-type="float" office:value="0.933452349516239" calcext:value-type="float">
            <text:p>0.933452349516239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C73]+[.D73]+[.E73]" office:value-type="float" office:value="39.7455471848027" calcext:value-type="float">
            <text:p>39.7455471848027</text:p>
          </table:table-cell>
          <table:table-cell table:formula="of:=[.$H$2]*[.A73]+[.$I$2]" office:value-type="float" office:value="37.59" calcext:value-type="float">
            <text:p>37.59</text:p>
          </table:table-cell>
          <table:table-cell table:formula="of:= [.$H$5]*SIN([.$I$5]*[.A73]+[.$J$5]) + [.$H$6]*SIN([.$I$6]*[.A73]+[.$J$6]) + [.$H$7]*SIN([.$I$7]*[.A73]+[.$J$7])" office:value-type="float" office:value="1.50807844381583" calcext:value-type="float">
            <text:p>1.50807844381583</text:p>
          </table:table-cell>
          <table:table-cell office:value-type="float" office:value="0.64746874098686" calcext:value-type="float">
            <text:p>0.64746874098686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C74]+[.D74]+[.E74]" office:value-type="float" office:value="42.6533831102243" calcext:value-type="float">
            <text:p>42.6533831102243</text:p>
          </table:table-cell>
          <table:table-cell table:formula="of:=[.$H$2]*[.A74]+[.$I$2]" office:value-type="float" office:value="37.88" calcext:value-type="float">
            <text:p>37.88</text:p>
          </table:table-cell>
          <table:table-cell table:formula="of:= [.$H$5]*SIN([.$I$5]*[.A74]+[.$J$5]) + [.$H$6]*SIN([.$I$6]*[.A74]+[.$J$6]) + [.$H$7]*SIN([.$I$7]*[.A74]+[.$J$7])" office:value-type="float" office:value="4.24269158328583" calcext:value-type="float">
            <text:p>4.24269158328583</text:p>
          </table:table-cell>
          <table:table-cell office:value-type="float" office:value="0.530691526938493" calcext:value-type="float">
            <text:p>0.530691526938493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C75]+[.D75]+[.E75]" office:value-type="float" office:value="44.117251897303" calcext:value-type="float">
            <text:p>44.117251897303</text:p>
          </table:table-cell>
          <table:table-cell table:formula="of:=[.$H$2]*[.A75]+[.$I$2]" office:value-type="float" office:value="38.17" calcext:value-type="float">
            <text:p>38.17</text:p>
          </table:table-cell>
          <table:table-cell table:formula="of:= [.$H$5]*SIN([.$I$5]*[.A75]+[.$J$5]) + [.$H$6]*SIN([.$I$6]*[.A75]+[.$J$6]) + [.$H$7]*SIN([.$I$7]*[.A75]+[.$J$7])" office:value-type="float" office:value="5.77976547434819" calcext:value-type="float">
            <text:p>5.77976547434819</text:p>
          </table:table-cell>
          <table:table-cell office:value-type="float" office:value="0.167486422954787" calcext:value-type="float">
            <text:p>0.167486422954787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C76]+[.D76]+[.E76]" office:value-type="float" office:value="44.3419334958364" calcext:value-type="float">
            <text:p>44.3419334958364</text:p>
          </table:table-cell>
          <table:table-cell table:formula="of:=[.$H$2]*[.A76]+[.$I$2]" office:value-type="float" office:value="38.46" calcext:value-type="float">
            <text:p>38.46</text:p>
          </table:table-cell>
          <table:table-cell table:formula="of:= [.$H$5]*SIN([.$I$5]*[.A76]+[.$J$5]) + [.$H$6]*SIN([.$I$6]*[.A76]+[.$J$6]) + [.$H$7]*SIN([.$I$7]*[.A76]+[.$J$7])" office:value-type="float" office:value="5.74287638057016" calcext:value-type="float">
            <text:p>5.74287638057016</text:p>
          </table:table-cell>
          <table:table-cell office:value-type="float" office:value="0.139057115266272" calcext:value-type="float">
            <text:p>0.139057115266272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C77]+[.D77]+[.E77]" office:value-type="float" office:value="43.8187667407781" calcext:value-type="float">
            <text:p>43.8187667407781</text:p>
          </table:table-cell>
          <table:table-cell table:formula="of:=[.$H$2]*[.A77]+[.$I$2]" office:value-type="float" office:value="38.75" calcext:value-type="float">
            <text:p>38.75</text:p>
          </table:table-cell>
          <table:table-cell table:formula="of:= [.$H$5]*SIN([.$I$5]*[.A77]+[.$J$5]) + [.$H$6]*SIN([.$I$6]*[.A77]+[.$J$6]) + [.$H$7]*SIN([.$I$7]*[.A77]+[.$J$7])" office:value-type="float" office:value="4.42506316272366" calcext:value-type="float">
            <text:p>4.42506316272366</text:p>
          </table:table-cell>
          <table:table-cell office:value-type="float" office:value="0.643703578054436" calcext:value-type="float">
            <text:p>0.643703578054436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C78]+[.D78]+[.E78]" office:value-type="float" office:value="42.3795284721654" calcext:value-type="float">
            <text:p>42.3795284721654</text:p>
          </table:table-cell>
          <table:table-cell table:formula="of:=[.$H$2]*[.A78]+[.$I$2]" office:value-type="float" office:value="39.04" calcext:value-type="float">
            <text:p>39.04</text:p>
          </table:table-cell>
          <table:table-cell table:formula="of:= [.$H$5]*SIN([.$I$5]*[.A78]+[.$J$5]) + [.$H$6]*SIN([.$I$6]*[.A78]+[.$J$6]) + [.$H$7]*SIN([.$I$7]*[.A78]+[.$J$7])" office:value-type="float" office:value="2.64848555505014" calcext:value-type="float">
            <text:p>2.64848555505014</text:p>
          </table:table-cell>
          <table:table-cell office:value-type="float" office:value="0.691042917115217" calcext:value-type="float">
            <text:p>0.691042917115217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C79]+[.D79]+[.E79]" office:value-type="float" office:value="41.5560183288615" calcext:value-type="float">
            <text:p>41.5560183288615</text:p>
          </table:table-cell>
          <table:table-cell table:formula="of:=[.$H$2]*[.A79]+[.$I$2]" office:value-type="float" office:value="39.33" calcext:value-type="float">
            <text:p>39.33</text:p>
          </table:table-cell>
          <table:table-cell table:formula="of:= [.$H$5]*SIN([.$I$5]*[.A79]+[.$J$5]) + [.$H$6]*SIN([.$I$6]*[.A79]+[.$J$6]) + [.$H$7]*SIN([.$I$7]*[.A79]+[.$J$7])" office:value-type="float" office:value="1.37800950276174" calcext:value-type="float">
            <text:p>1.37800950276174</text:p>
          </table:table-cell>
          <table:table-cell office:value-type="float" office:value="0.848008826099799" calcext:value-type="float">
            <text:p>0.848008826099799</text:p>
          </table:table-cell>
          <table:table-cell table:number-columns-repeated="5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C80]+[.D80]+[.E80]" office:value-type="float" office:value="41.234310501185" calcext:value-type="float">
            <text:p>41.234310501185</text:p>
          </table:table-cell>
          <table:table-cell table:formula="of:=[.$H$2]*[.A80]+[.$I$2]" office:value-type="float" office:value="39.62" calcext:value-type="float">
            <text:p>39.62</text:p>
          </table:table-cell>
          <table:table-cell table:formula="of:= [.$H$5]*SIN([.$I$5]*[.A80]+[.$J$5]) + [.$H$6]*SIN([.$I$6]*[.A80]+[.$J$6]) + [.$H$7]*SIN([.$I$7]*[.A80]+[.$J$7])" office:value-type="float" office:value="1.27039880688775" calcext:value-type="float">
            <text:p>1.27039880688775</text:p>
          </table:table-cell>
          <table:table-cell office:value-type="float" office:value="0.343911694297226" calcext:value-type="float">
            <text:p>0.343911694297226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C81]+[.D81]+[.E81]" office:value-type="float" office:value="42.5761224508117" calcext:value-type="float">
            <text:p>42.5761224508117</text:p>
          </table:table-cell>
          <table:table-cell table:formula="of:=[.$H$2]*[.A81]+[.$I$2]" office:value-type="float" office:value="39.91" calcext:value-type="float">
            <text:p>39.91</text:p>
          </table:table-cell>
          <table:table-cell table:formula="of:= [.$H$5]*SIN([.$I$5]*[.A81]+[.$J$5]) + [.$H$6]*SIN([.$I$6]*[.A81]+[.$J$6]) + [.$H$7]*SIN([.$I$7]*[.A81]+[.$J$7])" office:value-type="float" office:value="2.3709790677925" calcext:value-type="float">
            <text:p>2.3709790677925</text:p>
          </table:table-cell>
          <table:table-cell office:value-type="float" office:value="0.295143383019239" calcext:value-type="float">
            <text:p>0.295143383019239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C82]+[.D82]+[.E82]" office:value-type="float" office:value="44.8879778775563" calcext:value-type="float">
            <text:p>44.8879778775563</text:p>
          </table:table-cell>
          <table:table-cell table:formula="of:=[.$H$2]*[.A82]+[.$I$2]" office:value-type="float" office:value="40.2" calcext:value-type="float">
            <text:p>40.2</text:p>
          </table:table-cell>
          <table:table-cell table:formula="of:= [.$H$5]*SIN([.$I$5]*[.A82]+[.$J$5]) + [.$H$6]*SIN([.$I$6]*[.A82]+[.$J$6]) + [.$H$7]*SIN([.$I$7]*[.A82]+[.$J$7])" office:value-type="float" office:value="4.1001887128594" calcext:value-type="float">
            <text:p>4.1001887128594</text:p>
          </table:table-cell>
          <table:table-cell office:value-type="float" office:value="0.587789164696931" calcext:value-type="float">
            <text:p>0.587789164696931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C83]+[.D83]+[.E83]" office:value-type="float" office:value="46.8127529709817" calcext:value-type="float">
            <text:p>46.8127529709817</text:p>
          </table:table-cell>
          <table:table-cell table:formula="of:=[.$H$2]*[.A83]+[.$I$2]" office:value-type="float" office:value="40.49" calcext:value-type="float">
            <text:p>40.49</text:p>
          </table:table-cell>
          <table:table-cell table:formula="of:= [.$H$5]*SIN([.$I$5]*[.A83]+[.$J$5]) + [.$H$6]*SIN([.$I$6]*[.A83]+[.$J$6]) + [.$H$7]*SIN([.$I$7]*[.A83]+[.$J$7])" office:value-type="float" office:value="5.53601006177545" calcext:value-type="float">
            <text:p>5.53601006177545</text:p>
          </table:table-cell>
          <table:table-cell office:value-type="float" office:value="0.786742909206252" calcext:value-type="float">
            <text:p>0.786742909206252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C84]+[.D84]+[.E84]" office:value-type="float" office:value="47.4891961680841" calcext:value-type="float">
            <text:p>47.4891961680841</text:p>
          </table:table-cell>
          <table:table-cell table:formula="of:=[.$H$2]*[.A84]+[.$I$2]" office:value-type="float" office:value="40.78" calcext:value-type="float">
            <text:p>40.78</text:p>
          </table:table-cell>
          <table:table-cell table:formula="of:= [.$H$5]*SIN([.$I$5]*[.A84]+[.$J$5]) + [.$H$6]*SIN([.$I$6]*[.A84]+[.$J$6]) + [.$H$7]*SIN([.$I$7]*[.A84]+[.$J$7])" office:value-type="float" office:value="5.85904524559744" calcext:value-type="float">
            <text:p>5.85904524559744</text:p>
          </table:table-cell>
          <table:table-cell office:value-type="float" office:value="0.850150922486679" calcext:value-type="float">
            <text:p>0.850150922486679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C85]+[.D85]+[.E85]" office:value-type="float" office:value="46.6491075692685" calcext:value-type="float">
            <text:p>46.6491075692685</text:p>
          </table:table-cell>
          <table:table-cell table:formula="of:=[.$H$2]*[.A85]+[.$I$2]" office:value-type="float" office:value="41.07" calcext:value-type="float">
            <text:p>41.07</text:p>
          </table:table-cell>
          <table:table-cell table:formula="of:= [.$H$5]*SIN([.$I$5]*[.A85]+[.$J$5]) + [.$H$6]*SIN([.$I$6]*[.A85]+[.$J$6]) + [.$H$7]*SIN([.$I$7]*[.A85]+[.$J$7])" office:value-type="float" office:value="4.75045107976187" calcext:value-type="float">
            <text:p>4.75045107976187</text:p>
          </table:table-cell>
          <table:table-cell office:value-type="float" office:value="0.828656489506655" calcext:value-type="float">
            <text:p>0.828656489506655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C86]+[.D86]+[.E86]" office:value-type="float" office:value="44.5362745315334" calcext:value-type="float">
            <text:p>44.5362745315334</text:p>
          </table:table-cell>
          <table:table-cell table:formula="of:=[.$H$2]*[.A86]+[.$I$2]" office:value-type="float" office:value="41.36" calcext:value-type="float">
            <text:p>41.36</text:p>
          </table:table-cell>
          <table:table-cell table:formula="of:= [.$H$5]*SIN([.$I$5]*[.A86]+[.$J$5]) + [.$H$6]*SIN([.$I$6]*[.A86]+[.$J$6]) + [.$H$7]*SIN([.$I$7]*[.A86]+[.$J$7])" office:value-type="float" office:value="2.55507871644337" calcext:value-type="float">
            <text:p>2.55507871644337</text:p>
          </table:table-cell>
          <table:table-cell office:value-type="float" office:value="0.621195815090017" calcext:value-type="float">
            <text:p>0.621195815090017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C87]+[.D87]+[.E87]" office:value-type="float" office:value="42.6809713497278" calcext:value-type="float">
            <text:p>42.6809713497278</text:p>
          </table:table-cell>
          <table:table-cell table:formula="of:=[.$H$2]*[.A87]+[.$I$2]" office:value-type="float" office:value="41.65" calcext:value-type="float">
            <text:p>41.65</text:p>
          </table:table-cell>
          <table:table-cell table:formula="of:= [.$H$5]*SIN([.$I$5]*[.A87]+[.$J$5]) + [.$H$6]*SIN([.$I$6]*[.A87]+[.$J$6]) + [.$H$7]*SIN([.$I$7]*[.A87]+[.$J$7])" office:value-type="float" office:value="0.132570585519542" calcext:value-type="float">
            <text:p>0.132570585519542</text:p>
          </table:table-cell>
          <table:table-cell office:value-type="float" office:value="0.898400764208239" calcext:value-type="float">
            <text:p>0.898400764208239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C88]+[.D88]+[.E88]" office:value-type="float" office:value="40.4987447035274" calcext:value-type="float">
            <text:p>40.4987447035274</text:p>
          </table:table-cell>
          <table:table-cell table:formula="of:=[.$H$2]*[.A88]+[.$I$2]" office:value-type="float" office:value="41.94" calcext:value-type="float">
            <text:p>41.94</text:p>
          </table:table-cell>
          <table:table-cell table:formula="of:= [.$H$5]*SIN([.$I$5]*[.A88]+[.$J$5]) + [.$H$6]*SIN([.$I$6]*[.A88]+[.$J$6]) + [.$H$7]*SIN([.$I$7]*[.A88]+[.$J$7])" office:value-type="float" office:value="-1.53407645857651" calcext:value-type="float">
            <text:p>-1.53407645857651</text:p>
          </table:table-cell>
          <table:table-cell office:value-type="float" office:value="0.092821162103888" calcext:value-type="float">
            <text:p>0.092821162103888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C89]+[.D89]+[.E89]" office:value-type="float" office:value="40.4908526735268" calcext:value-type="float">
            <text:p>40.4908526735268</text:p>
          </table:table-cell>
          <table:table-cell table:formula="of:=[.$H$2]*[.A89]+[.$I$2]" office:value-type="float" office:value="42.23" calcext:value-type="float">
            <text:p>42.23</text:p>
          </table:table-cell>
          <table:table-cell table:formula="of:= [.$H$5]*SIN([.$I$5]*[.A89]+[.$J$5]) + [.$H$6]*SIN([.$I$6]*[.A89]+[.$J$6]) + [.$H$7]*SIN([.$I$7]*[.A89]+[.$J$7])" office:value-type="float" office:value="-1.78888849886191" calcext:value-type="float">
            <text:p>-1.78888849886191</text:p>
          </table:table-cell>
          <table:table-cell office:value-type="float" office:value="0.049741172388675" calcext:value-type="float">
            <text:p>0.049741172388675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C90]+[.D90]+[.E90]" office:value-type="float" office:value="42.4806850003324" calcext:value-type="float">
            <text:p>42.4806850003324</text:p>
          </table:table-cell>
          <table:table-cell table:formula="of:=[.$H$2]*[.A90]+[.$I$2]" office:value-type="float" office:value="42.52" calcext:value-type="float">
            <text:p>42.52</text:p>
          </table:table-cell>
          <table:table-cell table:formula="of:= [.$H$5]*SIN([.$I$5]*[.A90]+[.$J$5]) + [.$H$6]*SIN([.$I$6]*[.A90]+[.$J$6]) + [.$H$7]*SIN([.$I$7]*[.A90]+[.$J$7])" office:value-type="float" office:value="-0.600883095646208" calcext:value-type="float">
            <text:p>-0.600883095646208</text:p>
          </table:table-cell>
          <table:table-cell office:value-type="float" office:value="0.561568095978571" calcext:value-type="float">
            <text:p>0.561568095978571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C91]+[.D91]+[.E91]" office:value-type="float" office:value="44.2566474467987" calcext:value-type="float">
            <text:p>44.2566474467987</text:p>
          </table:table-cell>
          <table:table-cell table:formula="of:=[.$H$2]*[.A91]+[.$I$2]" office:value-type="float" office:value="42.81" calcext:value-type="float">
            <text:p>42.81</text:p>
          </table:table-cell>
          <table:table-cell table:formula="of:= [.$H$5]*SIN([.$I$5]*[.A91]+[.$J$5]) + [.$H$6]*SIN([.$I$6]*[.A91]+[.$J$6]) + [.$H$7]*SIN([.$I$7]*[.A91]+[.$J$7])" office:value-type="float" office:value="1.43009266061733" calcext:value-type="float">
            <text:p>1.43009266061733</text:p>
          </table:table-cell>
          <table:table-cell office:value-type="float" office:value="0.016554786181329" calcext:value-type="float">
            <text:p>0.016554786181329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C92]+[.D92]+[.E92]" office:value-type="float" office:value="46.5008139595976" calcext:value-type="float">
            <text:p>46.5008139595976</text:p>
          </table:table-cell>
          <table:table-cell table:formula="of:=[.$H$2]*[.A92]+[.$I$2]" office:value-type="float" office:value="43.1" calcext:value-type="float">
            <text:p>43.1</text:p>
          </table:table-cell>
          <table:table-cell table:formula="of:= [.$H$5]*SIN([.$I$5]*[.A92]+[.$J$5]) + [.$H$6]*SIN([.$I$6]*[.A92]+[.$J$6]) + [.$H$7]*SIN([.$I$7]*[.A92]+[.$J$7])" office:value-type="float" office:value="3.3620505730188" calcext:value-type="float">
            <text:p>3.3620505730188</text:p>
          </table:table-cell>
          <table:table-cell office:value-type="float" office:value="0.038763386578756" calcext:value-type="float">
            <text:p>0.038763386578756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C93]+[.D93]+[.E93]" office:value-type="float" office:value="48.7077121578453" calcext:value-type="float">
            <text:p>48.7077121578453</text:p>
          </table:table-cell>
          <table:table-cell table:formula="of:=[.$H$2]*[.A93]+[.$I$2]" office:value-type="float" office:value="43.39" calcext:value-type="float">
            <text:p>43.39</text:p>
          </table:table-cell>
          <table:table-cell table:formula="of:= [.$H$5]*SIN([.$I$5]*[.A93]+[.$J$5]) + [.$H$6]*SIN([.$I$6]*[.A93]+[.$J$6]) + [.$H$7]*SIN([.$I$7]*[.A93]+[.$J$7])" office:value-type="float" office:value="4.35803249544695" calcext:value-type="float">
            <text:p>4.35803249544695</text:p>
          </table:table-cell>
          <table:table-cell office:value-type="float" office:value="0.959679662398345" calcext:value-type="float">
            <text:p>0.959679662398345</text:p>
          </table:table-cell>
          <table:table-cell table:number-columns-repeated="5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C94]+[.D94]+[.E94]" office:value-type="float" office:value="48.6503800941956" calcext:value-type="float">
            <text:p>48.6503800941956</text:p>
          </table:table-cell>
          <table:table-cell table:formula="of:=[.$H$2]*[.A94]+[.$I$2]" office:value-type="float" office:value="43.68" calcext:value-type="float">
            <text:p>43.68</text:p>
          </table:table-cell>
          <table:table-cell table:formula="of:= [.$H$5]*SIN([.$I$5]*[.A94]+[.$J$5]) + [.$H$6]*SIN([.$I$6]*[.A94]+[.$J$6]) + [.$H$7]*SIN([.$I$7]*[.A94]+[.$J$7])" office:value-type="float" office:value="4.08127413842026" calcext:value-type="float">
            <text:p>4.08127413842026</text:p>
          </table:table-cell>
          <table:table-cell office:value-type="float" office:value="0.889105955775305" calcext:value-type="float">
            <text:p>0.889105955775305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C95]+[.D95]+[.E95]" office:value-type="float" office:value="46.9590023100506" calcext:value-type="float">
            <text:p>46.9590023100506</text:p>
          </table:table-cell>
          <table:table-cell table:formula="of:=[.$H$2]*[.A95]+[.$I$2]" office:value-type="float" office:value="43.97" calcext:value-type="float">
            <text:p>43.97</text:p>
          </table:table-cell>
          <table:table-cell table:formula="of:= [.$H$5]*SIN([.$I$5]*[.A95]+[.$J$5]) + [.$H$6]*SIN([.$I$6]*[.A95]+[.$J$6]) + [.$H$7]*SIN([.$I$7]*[.A95]+[.$J$7])" office:value-type="float" office:value="2.8524284858497" calcext:value-type="float">
            <text:p>2.8524284858497</text:p>
          </table:table-cell>
          <table:table-cell office:value-type="float" office:value="0.136573824200909" calcext:value-type="float">
            <text:p>0.136573824200909</text:p>
          </table:table-cell>
          <table:table-cell table:number-columns-repeated="5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C96]+[.D96]+[.E96]" office:value-type="float" office:value="45.9997278588599" calcext:value-type="float">
            <text:p>45.9997278588599</text:p>
          </table:table-cell>
          <table:table-cell table:formula="of:=[.$H$2]*[.A96]+[.$I$2]" office:value-type="float" office:value="44.26" calcext:value-type="float">
            <text:p>44.26</text:p>
          </table:table-cell>
          <table:table-cell table:formula="of:= [.$H$5]*SIN([.$I$5]*[.A96]+[.$J$5]) + [.$H$6]*SIN([.$I$6]*[.A96]+[.$J$6]) + [.$H$7]*SIN([.$I$7]*[.A96]+[.$J$7])" office:value-type="float" office:value="1.49492314046422" calcext:value-type="float">
            <text:p>1.49492314046422</text:p>
          </table:table-cell>
          <table:table-cell office:value-type="float" office:value="0.244804718395629" calcext:value-type="float">
            <text:p>0.244804718395629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C97]+[.D97]+[.E97]" office:value-type="float" office:value="45.9592746782813" calcext:value-type="float">
            <text:p>45.9592746782813</text:p>
          </table:table-cell>
          <table:table-cell table:formula="of:=[.$H$2]*[.A97]+[.$I$2]" office:value-type="float" office:value="44.55" calcext:value-type="float">
            <text:p>44.55</text:p>
          </table:table-cell>
          <table:table-cell table:formula="of:= [.$H$5]*SIN([.$I$5]*[.A97]+[.$J$5]) + [.$H$6]*SIN([.$I$6]*[.A97]+[.$J$6]) + [.$H$7]*SIN([.$I$7]*[.A97]+[.$J$7])" office:value-type="float" office:value="0.941301138894672" calcext:value-type="float">
            <text:p>0.941301138894672</text:p>
          </table:table-cell>
          <table:table-cell office:value-type="float" office:value="0.467973539386609" calcext:value-type="float">
            <text:p>0.467973539386609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C98]+[.D98]+[.E98]" office:value-type="float" office:value="47.2679160275928" calcext:value-type="float">
            <text:p>47.2679160275928</text:p>
          </table:table-cell>
          <table:table-cell table:formula="of:=[.$H$2]*[.A98]+[.$I$2]" office:value-type="float" office:value="44.84" calcext:value-type="float">
            <text:p>44.84</text:p>
          </table:table-cell>
          <table:table-cell table:formula="of:= [.$H$5]*SIN([.$I$5]*[.A98]+[.$J$5]) + [.$H$6]*SIN([.$I$6]*[.A98]+[.$J$6]) + [.$H$7]*SIN([.$I$7]*[.A98]+[.$J$7])" office:value-type="float" office:value="1.78590357524253" calcext:value-type="float">
            <text:p>1.78590357524253</text:p>
          </table:table-cell>
          <table:table-cell office:value-type="float" office:value="0.642012452350241" calcext:value-type="float">
            <text:p>0.642012452350241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C99]+[.D99]+[.E99]" office:value-type="float" office:value="49.6130121927155" calcext:value-type="float">
            <text:p>49.6130121927155</text:p>
          </table:table-cell>
          <table:table-cell table:formula="of:=[.$H$2]*[.A99]+[.$I$2]" office:value-type="float" office:value="45.13" calcext:value-type="float">
            <text:p>45.13</text:p>
          </table:table-cell>
          <table:table-cell table:formula="of:= [.$H$5]*SIN([.$I$5]*[.A99]+[.$J$5]) + [.$H$6]*SIN([.$I$6]*[.A99]+[.$J$6]) + [.$H$7]*SIN([.$I$7]*[.A99]+[.$J$7])" office:value-type="float" office:value="3.99457663484211" calcext:value-type="float">
            <text:p>3.99457663484211</text:p>
          </table:table-cell>
          <table:table-cell office:value-type="float" office:value="0.488435557873371" calcext:value-type="float">
            <text:p>0.488435557873371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C100]+[.D100]+[.E100]" office:value-type="float" office:value="52.5220054311894" calcext:value-type="float">
            <text:p>52.5220054311894</text:p>
          </table:table-cell>
          <table:table-cell table:formula="of:=[.$H$2]*[.A100]+[.$I$2]" office:value-type="float" office:value="45.42" calcext:value-type="float">
            <text:p>45.42</text:p>
          </table:table-cell>
          <table:table-cell table:formula="of:= [.$H$5]*SIN([.$I$5]*[.A100]+[.$J$5]) + [.$H$6]*SIN([.$I$6]*[.A100]+[.$J$6]) + [.$H$7]*SIN([.$I$7]*[.A100]+[.$J$7])" office:value-type="float" office:value="6.90831178074909" calcext:value-type="float">
            <text:p>6.90831178074909</text:p>
          </table:table-cell>
          <table:table-cell office:value-type="float" office:value="0.193693650440299" calcext:value-type="float">
            <text:p>0.193693650440299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C101]+[.D101]+[.E101]" office:value-type="float" office:value="56.042888517024" calcext:value-type="float">
            <text:p>56.042888517024</text:p>
          </table:table-cell>
          <table:table-cell table:formula="of:=[.$H$2]*[.A101]+[.$I$2]" office:value-type="float" office:value="45.71" calcext:value-type="float">
            <text:p>45.71</text:p>
          </table:table-cell>
          <table:table-cell table:formula="of:= [.$H$5]*SIN([.$I$5]*[.A101]+[.$J$5]) + [.$H$6]*SIN([.$I$6]*[.A101]+[.$J$6]) + [.$H$7]*SIN([.$I$7]*[.A101]+[.$J$7])" office:value-type="float" office:value="9.53955005071454" calcext:value-type="float">
            <text:p>9.53955005071454</text:p>
          </table:table-cell>
          <table:table-cell office:value-type="float" office:value="0.79333846630949" calcext:value-type="float">
            <text:p>0.79333846630949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C102]+[.D102]+[.E102]" office:value-type="float" office:value="57.4072347269114" calcext:value-type="float">
            <text:p>57.4072347269114</text:p>
          </table:table-cell>
          <table:table-cell table:formula="of:=[.$H$2]*[.A102]+[.$I$2]" office:value-type="float" office:value="46" calcext:value-type="float">
            <text:p>46</text:p>
          </table:table-cell>
          <table:table-cell table:formula="of:= [.$H$5]*SIN([.$I$5]*[.A102]+[.$J$5]) + [.$H$6]*SIN([.$I$6]*[.A102]+[.$J$6]) + [.$H$7]*SIN([.$I$7]*[.A102]+[.$J$7])" office:value-type="float" office:value="11.0222845703621" calcext:value-type="float">
            <text:p>11.0222845703621</text:p>
          </table:table-cell>
          <table:table-cell office:value-type="float" office:value="0.384950156549229" calcext:value-type="float">
            <text:p>0.384950156549229</text:p>
          </table:table-cell>
          <table:table-cell table:number-columns-repeated="5"/>
        </table:table-row>
      </table:table>
      <table:table table:name="Sheet2" table:style-name="ta1">
        <table:table-column table:style-name="co10" table:default-cell-style-name="Default"/>
        <table:table-column table:style-name="co10" table:default-cell-style-name="ce2"/>
        <table:table-column table:style-name="co10" table:default-cell-style-name="ce3"/>
        <table:table-column table:style-name="co10" table:default-cell-style-name="ce2"/>
        <table:table-column table:style-name="co10" table:default-cell-style-name="ce3"/>
        <table:table-column table:style-name="co10" table:default-cell-style-name="ce2"/>
        <table:table-column table:style-name="co10" table:default-cell-style-name="ce3"/>
        <table:table-column table:style-name="co10" table:default-cell-style-name="ce2"/>
        <table:table-column table:style-name="co10" table:default-cell-style-name="ce3"/>
        <table:table-row table:style-name="ro1">
          <table:table-cell/>
          <table:table-cell table:style-name="Default" table:number-columns-repeated="8"/>
        </table:table-row>
        <table:table-row table:style-name="ro1">
          <table:table-cell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VALU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1.1900016594762" calcext:value-type="float">
            <text:p>21.1900016594762</text:p>
          </table:table-cell>
          <table:table-cell office:value-type="float" office:value="26" calcext:value-type="float">
            <text:p>26</text:p>
          </table:table-cell>
          <table:table-cell office:value-type="float" office:value="26.3760775024753" calcext:value-type="float">
            <text:p>26.3760775024753</text:p>
          </table:table-cell>
          <table:table-cell office:value-type="float" office:value="52" calcext:value-type="float">
            <text:p>52</text:p>
          </table:table-cell>
          <table:table-cell office:value-type="float" office:value="21.4739619013342" calcext:value-type="float">
            <text:p>21.4739619013342</text:p>
          </table:table-cell>
          <table:table-cell office:value-type="float" office:value="78" calcext:value-type="float">
            <text:p>78</text:p>
          </table:table-cell>
          <table:table-cell office:value-type="float" office:value="41.234310501185" calcext:value-type="float">
            <text:p>41.23431050118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3.4723843812632" calcext:value-type="float">
            <text:p>23.4723843812632</text:p>
          </table:table-cell>
          <table:table-cell office:value-type="float" office:value="27" calcext:value-type="float">
            <text:p>27</text:p>
          </table:table-cell>
          <table:table-cell office:value-type="float" office:value="28.2749889558831" calcext:value-type="float">
            <text:p>28.2749889558831</text:p>
          </table:table-cell>
          <table:table-cell office:value-type="float" office:value="53" calcext:value-type="float">
            <text:p>53</text:p>
          </table:table-cell>
          <table:table-cell office:value-type="float" office:value="22.7066573871536" calcext:value-type="float">
            <text:p>22.7066573871536</text:p>
          </table:table-cell>
          <table:table-cell office:value-type="float" office:value="79" calcext:value-type="float">
            <text:p>79</text:p>
          </table:table-cell>
          <table:table-cell office:value-type="float" office:value="42.5761224508117" calcext:value-type="float">
            <text:p>42.576122450811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4.8027053934239" calcext:value-type="float">
            <text:p>24.8027053934239</text:p>
          </table:table-cell>
          <table:table-cell office:value-type="float" office:value="28" calcext:value-type="float">
            <text:p>28</text:p>
          </table:table-cell>
          <table:table-cell office:value-type="float" office:value="29.3708463719977" calcext:value-type="float">
            <text:p>29.3708463719977</text:p>
          </table:table-cell>
          <table:table-cell office:value-type="float" office:value="54" calcext:value-type="float">
            <text:p>54</text:p>
          </table:table-cell>
          <table:table-cell office:value-type="float" office:value="24.6765965281944" calcext:value-type="float">
            <text:p>24.6765965281944</text:p>
          </table:table-cell>
          <table:table-cell office:value-type="float" office:value="80" calcext:value-type="float">
            <text:p>80</text:p>
          </table:table-cell>
          <table:table-cell office:value-type="float" office:value="44.8879778775563" calcext:value-type="float">
            <text:p>44.887977877556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5.4346724826931" calcext:value-type="float">
            <text:p>25.4346724826931</text:p>
          </table:table-cell>
          <table:table-cell office:value-type="float" office:value="29" calcext:value-type="float">
            <text:p>29</text:p>
          </table:table-cell>
          <table:table-cell office:value-type="float" office:value="29.7428313995025" calcext:value-type="float">
            <text:p>29.7428313995025</text:p>
          </table:table-cell>
          <table:table-cell office:value-type="float" office:value="55" calcext:value-type="float">
            <text:p>55</text:p>
          </table:table-cell>
          <table:table-cell office:value-type="float" office:value="24.8996939470403" calcext:value-type="float">
            <text:p>24.8996939470403</text:p>
          </table:table-cell>
          <table:table-cell office:value-type="float" office:value="81" calcext:value-type="float">
            <text:p>81</text:p>
          </table:table-cell>
          <table:table-cell office:value-type="float" office:value="46.8127529709817" calcext:value-type="float">
            <text:p>46.812752970981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4.4076096236928" calcext:value-type="float">
            <text:p>24.4076096236928</text:p>
          </table:table-cell>
          <table:table-cell office:value-type="float" office:value="30" calcext:value-type="float">
            <text:p>30</text:p>
          </table:table-cell>
          <table:table-cell office:value-type="float" office:value="28.4068723223255" calcext:value-type="float">
            <text:p>28.4068723223255</text:p>
          </table:table-cell>
          <table:table-cell office:value-type="float" office:value="56" calcext:value-type="float">
            <text:p>56</text:p>
          </table:table-cell>
          <table:table-cell office:value-type="float" office:value="24.7145954617983" calcext:value-type="float">
            <text:p>24.7145954617983</text:p>
          </table:table-cell>
          <table:table-cell office:value-type="float" office:value="82" calcext:value-type="float">
            <text:p>82</text:p>
          </table:table-cell>
          <table:table-cell office:value-type="float" office:value="47.4891961680841" calcext:value-type="float">
            <text:p>47.489196168084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3.8051149080393" calcext:value-type="float">
            <text:p>23.8051149080393</text:p>
          </table:table-cell>
          <table:table-cell office:value-type="float" office:value="31" calcext:value-type="float">
            <text:p>31</text:p>
          </table:table-cell>
          <table:table-cell office:value-type="float" office:value="27.4798176766617" calcext:value-type="float">
            <text:p>27.4798176766617</text:p>
          </table:table-cell>
          <table:table-cell office:value-type="float" office:value="57" calcext:value-type="float">
            <text:p>57</text:p>
          </table:table-cell>
          <table:table-cell office:value-type="float" office:value="22.7153601666406" calcext:value-type="float">
            <text:p>22.7153601666406</text:p>
          </table:table-cell>
          <table:table-cell office:value-type="float" office:value="83" calcext:value-type="float">
            <text:p>83</text:p>
          </table:table-cell>
          <table:table-cell office:value-type="float" office:value="46.6491075692685" calcext:value-type="float">
            <text:p>46.649107569268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5.4266477312259" calcext:value-type="float">
            <text:p>25.4266477312259</text:p>
          </table:table-cell>
          <table:table-cell office:value-type="float" office:value="32" calcext:value-type="float">
            <text:p>32</text:p>
          </table:table-cell>
          <table:table-cell office:value-type="float" office:value="26.4849972014406" calcext:value-type="float">
            <text:p>26.4849972014406</text:p>
          </table:table-cell>
          <table:table-cell office:value-type="float" office:value="58" calcext:value-type="float">
            <text:p>58</text:p>
          </table:table-cell>
          <table:table-cell office:value-type="float" office:value="20.9943609242393" calcext:value-type="float">
            <text:p>20.9943609242393</text:p>
          </table:table-cell>
          <table:table-cell office:value-type="float" office:value="84" calcext:value-type="float">
            <text:p>84</text:p>
          </table:table-cell>
          <table:table-cell office:value-type="float" office:value="44.5362745315334" calcext:value-type="float">
            <text:p>44.536274531533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6.9242876366696" calcext:value-type="float">
            <text:p>26.9242876366696</text:p>
          </table:table-cell>
          <table:table-cell office:value-type="float" office:value="33" calcext:value-type="float">
            <text:p>33</text:p>
          </table:table-cell>
          <table:table-cell office:value-type="float" office:value="27.6684335117623" calcext:value-type="float">
            <text:p>27.6684335117623</text:p>
          </table:table-cell>
          <table:table-cell office:value-type="float" office:value="59" calcext:value-type="float">
            <text:p>59</text:p>
          </table:table-cell>
          <table:table-cell office:value-type="float" office:value="19.8112059780686" calcext:value-type="float">
            <text:p>19.8112059780686</text:p>
          </table:table-cell>
          <table:table-cell office:value-type="float" office:value="85" calcext:value-type="float">
            <text:p>85</text:p>
          </table:table-cell>
          <table:table-cell office:value-type="float" office:value="42.6809713497278" calcext:value-type="float">
            <text:p>42.680971349727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0.0272588985161" calcext:value-type="float">
            <text:p>30.0272588985161</text:p>
          </table:table-cell>
          <table:table-cell office:value-type="float" office:value="34" calcext:value-type="float">
            <text:p>34</text:p>
          </table:table-cell>
          <table:table-cell office:value-type="float" office:value="29.2268664431829" calcext:value-type="float">
            <text:p>29.2268664431829</text:p>
          </table:table-cell>
          <table:table-cell office:value-type="float" office:value="60" calcext:value-type="float">
            <text:p>60</text:p>
          </table:table-cell>
          <table:table-cell office:value-type="float" office:value="21.0290690598949" calcext:value-type="float">
            <text:p>21.0290690598949</text:p>
          </table:table-cell>
          <table:table-cell office:value-type="float" office:value="86" calcext:value-type="float">
            <text:p>86</text:p>
          </table:table-cell>
          <table:table-cell office:value-type="float" office:value="40.4987447035274" calcext:value-type="float">
            <text:p>40.498744703527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2.6684317716087" calcext:value-type="float">
            <text:p>32.6684317716087</text:p>
          </table:table-cell>
          <table:table-cell office:value-type="float" office:value="35" calcext:value-type="float">
            <text:p>35</text:p>
          </table:table-cell>
          <table:table-cell office:value-type="float" office:value="31.4507506552314" calcext:value-type="float">
            <text:p>31.4507506552314</text:p>
          </table:table-cell>
          <table:table-cell office:value-type="float" office:value="61" calcext:value-type="float">
            <text:p>61</text:p>
          </table:table-cell>
          <table:table-cell office:value-type="float" office:value="22.704405168401" calcext:value-type="float">
            <text:p>22.704405168401</text:p>
          </table:table-cell>
          <table:table-cell office:value-type="float" office:value="87" calcext:value-type="float">
            <text:p>87</text:p>
          </table:table-cell>
          <table:table-cell office:value-type="float" office:value="40.4908526735268" calcext:value-type="float">
            <text:p>40.490852673526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3.8471369309782" calcext:value-type="float">
            <text:p>33.8471369309782</text:p>
          </table:table-cell>
          <table:table-cell office:value-type="float" office:value="36" calcext:value-type="float">
            <text:p>36</text:p>
          </table:table-cell>
          <table:table-cell office:value-type="float" office:value="33.7965001907752" calcext:value-type="float">
            <text:p>33.7965001907752</text:p>
          </table:table-cell>
          <table:table-cell office:value-type="float" office:value="62" calcext:value-type="float">
            <text:p>62</text:p>
          </table:table-cell>
          <table:table-cell office:value-type="float" office:value="26.490055703452" calcext:value-type="float">
            <text:p>26.490055703452</text:p>
          </table:table-cell>
          <table:table-cell office:value-type="float" office:value="88" calcext:value-type="float">
            <text:p>88</text:p>
          </table:table-cell>
          <table:table-cell office:value-type="float" office:value="42.4806850003324" calcext:value-type="float">
            <text:p>42.480685000332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2.831218069049" calcext:value-type="float">
            <text:p>32.831218069049</text:p>
          </table:table-cell>
          <table:table-cell office:value-type="float" office:value="37" calcext:value-type="float">
            <text:p>37</text:p>
          </table:table-cell>
          <table:table-cell office:value-type="float" office:value="35.8530213208794" calcext:value-type="float">
            <text:p>35.8530213208794</text:p>
          </table:table-cell>
          <table:table-cell office:value-type="float" office:value="63" calcext:value-type="float">
            <text:p>63</text:p>
          </table:table-cell>
          <table:table-cell office:value-type="float" office:value="29.7044700626801" calcext:value-type="float">
            <text:p>29.7044700626801</text:p>
          </table:table-cell>
          <table:table-cell office:value-type="float" office:value="89" calcext:value-type="float">
            <text:p>89</text:p>
          </table:table-cell>
          <table:table-cell office:value-type="float" office:value="44.2566474467987" calcext:value-type="float">
            <text:p>44.256647446798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1.325215503168" calcext:value-type="float">
            <text:p>31.325215503168</text:p>
          </table:table-cell>
          <table:table-cell office:value-type="float" office:value="38" calcext:value-type="float">
            <text:p>38</text:p>
          </table:table-cell>
          <table:table-cell office:value-type="float" office:value="35.4073656427089" calcext:value-type="float">
            <text:p>35.4073656427089</text:p>
          </table:table-cell>
          <table:table-cell office:value-type="float" office:value="64" calcext:value-type="float">
            <text:p>64</text:p>
          </table:table-cell>
          <table:table-cell office:value-type="float" office:value="31.7639594844925" calcext:value-type="float">
            <text:p>31.7639594844925</text:p>
          </table:table-cell>
          <table:table-cell office:value-type="float" office:value="90" calcext:value-type="float">
            <text:p>90</text:p>
          </table:table-cell>
          <table:table-cell office:value-type="float" office:value="46.5008139595976" calcext:value-type="float">
            <text:p>46.500813959597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9.7558145752169" calcext:value-type="float">
            <text:p>29.7558145752169</text:p>
          </table:table-cell>
          <table:table-cell office:value-type="float" office:value="39" calcext:value-type="float">
            <text:p>39</text:p>
          </table:table-cell>
          <table:table-cell office:value-type="float" office:value="33.7073960809487" calcext:value-type="float">
            <text:p>33.7073960809487</text:p>
          </table:table-cell>
          <table:table-cell office:value-type="float" office:value="65" calcext:value-type="float">
            <text:p>65</text:p>
          </table:table-cell>
          <table:table-cell office:value-type="float" office:value="32.668320160865" calcext:value-type="float">
            <text:p>32.668320160865</text:p>
          </table:table-cell>
          <table:table-cell office:value-type="float" office:value="91" calcext:value-type="float">
            <text:p>91</text:p>
          </table:table-cell>
          <table:table-cell office:value-type="float" office:value="48.7077121578453" calcext:value-type="float">
            <text:p>48.707712157845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7.054638944318" calcext:value-type="float">
            <text:p>27.054638944318</text:p>
          </table:table-cell>
          <table:table-cell office:value-type="float" office:value="40" calcext:value-type="float">
            <text:p>40</text:p>
          </table:table-cell>
          <table:table-cell office:value-type="float" office:value="31.059557223013" calcext:value-type="float">
            <text:p>31.059557223013</text:p>
          </table:table-cell>
          <table:table-cell office:value-type="float" office:value="66" calcext:value-type="float">
            <text:p>66</text:p>
          </table:table-cell>
          <table:table-cell office:value-type="float" office:value="32.735116745122" calcext:value-type="float">
            <text:p>32.735116745122</text:p>
          </table:table-cell>
          <table:table-cell office:value-type="float" office:value="92" calcext:value-type="float">
            <text:p>92</text:p>
          </table:table-cell>
          <table:table-cell office:value-type="float" office:value="48.6503800941956" calcext:value-type="float">
            <text:p>48.650380094195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6.1952439586707" calcext:value-type="float">
            <text:p>26.1952439586707</text:p>
          </table:table-cell>
          <table:table-cell office:value-type="float" office:value="41" calcext:value-type="float">
            <text:p>41</text:p>
          </table:table-cell>
          <table:table-cell office:value-type="float" office:value="30.1197722750245" calcext:value-type="float">
            <text:p>30.1197722750245</text:p>
          </table:table-cell>
          <table:table-cell office:value-type="float" office:value="67" calcext:value-type="float">
            <text:p>67</text:p>
          </table:table-cell>
          <table:table-cell office:value-type="float" office:value="32.1369522391992" calcext:value-type="float">
            <text:p>32.1369522391992</text:p>
          </table:table-cell>
          <table:table-cell office:value-type="float" office:value="93" calcext:value-type="float">
            <text:p>93</text:p>
          </table:table-cell>
          <table:table-cell office:value-type="float" office:value="46.9590023100506" calcext:value-type="float">
            <text:p>46.959002310050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6.6650750148003" calcext:value-type="float">
            <text:p>26.6650750148003</text:p>
          </table:table-cell>
          <table:table-cell office:value-type="float" office:value="42" calcext:value-type="float">
            <text:p>42</text:p>
          </table:table-cell>
          <table:table-cell office:value-type="float" office:value="29.2912780037134" calcext:value-type="float">
            <text:p>29.2912780037134</text:p>
          </table:table-cell>
          <table:table-cell office:value-type="float" office:value="68" calcext:value-type="float">
            <text:p>68</text:p>
          </table:table-cell>
          <table:table-cell office:value-type="float" office:value="31.874830247939" calcext:value-type="float">
            <text:p>31.874830247939</text:p>
          </table:table-cell>
          <table:table-cell office:value-type="float" office:value="94" calcext:value-type="float">
            <text:p>94</text:p>
          </table:table-cell>
          <table:table-cell office:value-type="float" office:value="45.9997278588599" calcext:value-type="float">
            <text:p>45.9997278588599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8.5528417326599" calcext:value-type="float">
            <text:p>28.5528417326599</text:p>
          </table:table-cell>
          <table:table-cell office:value-type="float" office:value="43" calcext:value-type="float">
            <text:p>43</text:p>
          </table:table-cell>
          <table:table-cell office:value-type="float" office:value="29.4177444018528" calcext:value-type="float">
            <text:p>29.4177444018528</text:p>
          </table:table-cell>
          <table:table-cell office:value-type="float" office:value="69" calcext:value-type="float">
            <text:p>69</text:p>
          </table:table-cell>
          <table:table-cell office:value-type="float" office:value="33.8281101785158" calcext:value-type="float">
            <text:p>33.8281101785158</text:p>
          </table:table-cell>
          <table:table-cell office:value-type="float" office:value="95" calcext:value-type="float">
            <text:p>95</text:p>
          </table:table-cell>
          <table:table-cell office:value-type="float" office:value="45.9592746782813" calcext:value-type="float">
            <text:p>45.959274678281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9.7117245598999" calcext:value-type="float">
            <text:p>29.7117245598999</text:p>
          </table:table-cell>
          <table:table-cell office:value-type="float" office:value="44" calcext:value-type="float">
            <text:p>44</text:p>
          </table:table-cell>
          <table:table-cell office:value-type="float" office:value="30.9891912432838" calcext:value-type="float">
            <text:p>30.9891912432838</text:p>
          </table:table-cell>
          <table:table-cell office:value-type="float" office:value="70" calcext:value-type="float">
            <text:p>70</text:p>
          </table:table-cell>
          <table:table-cell office:value-type="float" office:value="36.6834852293943" calcext:value-type="float">
            <text:p>36.6834852293943</text:p>
          </table:table-cell>
          <table:table-cell office:value-type="float" office:value="96" calcext:value-type="float">
            <text:p>96</text:p>
          </table:table-cell>
          <table:table-cell office:value-type="float" office:value="47.2679160275928" calcext:value-type="float">
            <text:p>47.2679160275928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9.9368736010973" calcext:value-type="float">
            <text:p>29.9368736010973</text:p>
          </table:table-cell>
          <table:table-cell office:value-type="float" office:value="45" calcext:value-type="float">
            <text:p>45</text:p>
          </table:table-cell>
          <table:table-cell office:value-type="float" office:value="32.2227164093661" calcext:value-type="float">
            <text:p>32.2227164093661</text:p>
          </table:table-cell>
          <table:table-cell office:value-type="float" office:value="71" calcext:value-type="float">
            <text:p>71</text:p>
          </table:table-cell>
          <table:table-cell office:value-type="float" office:value="39.7455471848027" calcext:value-type="float">
            <text:p>39.7455471848027</text:p>
          </table:table-cell>
          <table:table-cell office:value-type="float" office:value="97" calcext:value-type="float">
            <text:p>97</text:p>
          </table:table-cell>
          <table:table-cell office:value-type="float" office:value="49.6130121927155" calcext:value-type="float">
            <text:p>49.613012192715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8.8601183907965" calcext:value-type="float">
            <text:p>28.8601183907965</text:p>
          </table:table-cell>
          <table:table-cell office:value-type="float" office:value="46" calcext:value-type="float">
            <text:p>46</text:p>
          </table:table-cell>
          <table:table-cell office:value-type="float" office:value="32.4226732085707" calcext:value-type="float">
            <text:p>32.4226732085707</text:p>
          </table:table-cell>
          <table:table-cell office:value-type="float" office:value="72" calcext:value-type="float">
            <text:p>72</text:p>
          </table:table-cell>
          <table:table-cell office:value-type="float" office:value="42.6533831102243" calcext:value-type="float">
            <text:p>42.6533831102243</text:p>
          </table:table-cell>
          <table:table-cell office:value-type="float" office:value="98" calcext:value-type="float">
            <text:p>98</text:p>
          </table:table-cell>
          <table:table-cell office:value-type="float" office:value="52.5220054311894" calcext:value-type="float">
            <text:p>52.5220054311894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7.517997220398" calcext:value-type="float">
            <text:p>27.517997220398</text:p>
          </table:table-cell>
          <table:table-cell office:value-type="float" office:value="47" calcext:value-type="float">
            <text:p>47</text:p>
          </table:table-cell>
          <table:table-cell office:value-type="float" office:value="30.4587787035198" calcext:value-type="float">
            <text:p>30.4587787035198</text:p>
          </table:table-cell>
          <table:table-cell office:value-type="float" office:value="73" calcext:value-type="float">
            <text:p>73</text:p>
          </table:table-cell>
          <table:table-cell office:value-type="float" office:value="44.117251897303" calcext:value-type="float">
            <text:p>44.117251897303</text:p>
          </table:table-cell>
          <table:table-cell office:value-type="float" office:value="99" calcext:value-type="float">
            <text:p>99</text:p>
          </table:table-cell>
          <table:table-cell office:value-type="float" office:value="56.042888517024" calcext:value-type="float">
            <text:p>56.042888517024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4.9753453262585" calcext:value-type="float">
            <text:p>24.9753453262585</text:p>
          </table:table-cell>
          <table:table-cell office:value-type="float" office:value="48" calcext:value-type="float">
            <text:p>48</text:p>
          </table:table-cell>
          <table:table-cell office:value-type="float" office:value="28.3967067740015" calcext:value-type="float">
            <text:p>28.3967067740015</text:p>
          </table:table-cell>
          <table:table-cell office:value-type="float" office:value="74" calcext:value-type="float">
            <text:p>74</text:p>
          </table:table-cell>
          <table:table-cell office:value-type="float" office:value="44.3419334958364" calcext:value-type="float">
            <text:p>44.3419334958364</text:p>
          </table:table-cell>
          <table:table-cell office:value-type="float" office:value="100" calcext:value-type="float">
            <text:p>100</text:p>
          </table:table-cell>
          <table:table-cell office:value-type="float" office:value="57.4072347269114" calcext:value-type="float">
            <text:p>57.4072347269114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3.4710036919499" calcext:value-type="float">
            <text:p>23.4710036919499</text:p>
          </table:table-cell>
          <table:table-cell office:value-type="float" office:value="49" calcext:value-type="float">
            <text:p>49</text:p>
          </table:table-cell>
          <table:table-cell office:value-type="float" office:value="25.1997626177557" calcext:value-type="float">
            <text:p>25.1997626177557</text:p>
          </table:table-cell>
          <table:table-cell office:value-type="float" office:value="75" calcext:value-type="float">
            <text:p>75</text:p>
          </table:table-cell>
          <table:table-cell office:value-type="float" office:value="43.8187667407781" calcext:value-type="float">
            <text:p>43.8187667407781</text:p>
          </table:table-cell>
          <table:table-cell table:style-name="ce4"/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2.4975983704517" calcext:value-type="float">
            <text:p>22.4975983704517</text:p>
          </table:table-cell>
          <table:table-cell office:value-type="float" office:value="50" calcext:value-type="float">
            <text:p>50</text:p>
          </table:table-cell>
          <table:table-cell office:value-type="float" office:value="22.1000295850643" calcext:value-type="float">
            <text:p>22.1000295850643</text:p>
          </table:table-cell>
          <table:table-cell office:value-type="float" office:value="76" calcext:value-type="float">
            <text:p>76</text:p>
          </table:table-cell>
          <table:table-cell office:value-type="float" office:value="42.3795284721654" calcext:value-type="float">
            <text:p>42.3795284721654</text:p>
          </table:table-cell>
          <table:table-cell table:style-name="ce4"/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4.0053329234214" calcext:value-type="float">
            <text:p>24.0053329234214</text:p>
          </table:table-cell>
          <table:table-cell office:value-type="float" office:value="51" calcext:value-type="float">
            <text:p>51</text:p>
          </table:table-cell>
          <table:table-cell office:value-type="float" office:value="21.9093110593787" calcext:value-type="float">
            <text:p>21.9093110593787</text:p>
          </table:table-cell>
          <table:table-cell office:value-type="float" office:value="77" calcext:value-type="float">
            <text:p>77</text:p>
          </table:table-cell>
          <table:table-cell office:value-type="float" office:value="41.5560183288615" calcext:value-type="float">
            <text:p>41.5560183288615</text:p>
          </table:table-cell>
          <table:table-cell table:style-name="ce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bg" fo:country="BG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bg" fo:country="BG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0">00/00/0000</text:date>, <text:time style:data-style-name="N2" text:time-value="12:22:47.4384102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0T11:46:19.379146472</meta:creation-date>
    <meta:generator>LibreOffice/6.0.5.2$MacOSX_X86_64 LibreOffice_project/54c8cbb85f300ac59db32fe8a675ff7683cd5a16</meta:generator>
    <dc:date>2019-03-30T12:23:04.682862326</dc:date>
    <meta:editing-duration>PT21M3S</meta:editing-duration>
    <meta:editing-cycles>9</meta:editing-cycles>
    <meta:document-statistic meta:table-count="2" meta:cell-count="7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cm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001cm" svg:height="15.001cm" xlink:href=".." xlink:type="simple" chart:class="chart:line" chart:style-name="ch1">
        <chart:plot-area chart:style-name="ch2" table:cell-range-address="Sheet1.A2:Sheet1.B102 Sheet1.B1:Sheet1.B1" chart:data-source-has-labels="both" svg:x="1.411cm" svg:y="0.3cm" svg:width="18.19cm" svg:height="13.42cm">
          <chartooo:coordinate-region svg:x="2.032cm" svg:y="0.5cm" svg:width="17.569cm" svg:height="12.428cm"/>
          <chart:axis chart:dimension="x" chart:name="primary-x" chart:style-name="ch3" chartooo:axis-type="auto">
            <chartooo:date-scale/>
            <chart:title svg:x="10.092cm" svg:y="14.02cm" chart:style-name="ch4">
              <text:p>Time</text:p>
            </chart:title>
            <chart:categories table:cell-range-address="Sheet1.A2:Sheet1.A102"/>
          </chart:axis>
          <chart:axis chart:dimension="y" chart:name="primary-y" chart:style-name="ch3">
            <chart:title svg:x="0.451cm" svg:y="7.491cm" chart:style-name="ch5">
              <text:p>Value</text:p>
            </chart:title>
            <chart:grid chart:style-name="ch6" chart:class="major"/>
          </chart:axis>
          <chart:series chart:style-name="ch7" chart:values-cell-range-address="Sheet1.B2:Sheet1.B102" chart:label-cell-address="Sheet1.B1:Sheet1.B1" chart:class="chart:line"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102</svg:desc>
                </draw:g>
              </table:table-cell>
              <table:table-cell office:value-type="float" office:value="21.1900016594762">
                <text:p>21.1900016594762</text:p>
                <draw:g>
                  <svg:desc>Sheet1.B2:Sheet1.B10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3.4723843812632">
                <text:p>23.472384381263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4.8027053934239">
                <text:p>24.802705393423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5.4346724826931">
                <text:p>25.434672482693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4.4076096236928">
                <text:p>24.407609623692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3.8051149080393">
                <text:p>23.805114908039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5.4266477312259">
                <text:p>25.426647731225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6.9242876366696">
                <text:p>26.924287636669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0.0272588985161">
                <text:p>30.027258898516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2.6684317716087">
                <text:p>32.668431771608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3.8471369309782">
                <text:p>33.847136930978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2.831218069049">
                <text:p>32.83121806904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31.325215503168">
                <text:p>31.32521550316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9.7558145752169">
                <text:p>29.755814575216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7.054638944318">
                <text:p>27.05463894431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6.1952439586707">
                <text:p>26.195243958670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6.6650750148003">
                <text:p>26.665075014800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8.5528417326599">
                <text:p>28.552841732659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9.7117245598999">
                <text:p>29.711724559899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9.9368736010973">
                <text:p>29.936873601097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8.8601183907965">
                <text:p>28.860118390796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7.517997220398">
                <text:p>27.517997220398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4.9753453262585">
                <text:p>24.975345326258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3.4710036919499">
                <text:p>23.471003691949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2.4975983704517">
                <text:p>22.497598370451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4.0053329234214">
                <text:p>24.005332923421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6.3760775024753">
                <text:p>26.376077502475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8.2749889558831">
                <text:p>28.274988955883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9.3708463719977">
                <text:p>29.370846371997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29.7428313995025">
                <text:p>29.742831399502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8.4068723223255">
                <text:p>28.406872322325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7.4798176766617">
                <text:p>27.479817676661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6.4849972014406">
                <text:p>26.484997201440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7.6684335117623">
                <text:p>27.668433511762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29.2268664431829">
                <text:p>29.226866443182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1.4507506552314">
                <text:p>31.450750655231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3.7965001907752">
                <text:p>33.796500190775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5.8530213208794">
                <text:p>35.853021320879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5.4073656427089">
                <text:p>35.407365642708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3.7073960809487">
                <text:p>33.707396080948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1.059557223013">
                <text:p>31.05955722301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30.1197722750245">
                <text:p>30.119772275024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29.2912780037134">
                <text:p>29.291278003713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9.4177444018528">
                <text:p>29.417744401852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30.9891912432838">
                <text:p>30.989191243283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32.2227164093661">
                <text:p>32.222716409366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32.4226732085707">
                <text:p>32.4226732085707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30.4587787035198">
                <text:p>30.458778703519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8.3967067740015">
                <text:p>28.396706774001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5.1997626177557">
                <text:p>25.199762617755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2.1000295850643">
                <text:p>22.1000295850643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21.9093110593787">
                <text:p>21.909311059378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21.4739619013342">
                <text:p>21.473961901334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22.7066573871536">
                <text:p>22.706657387153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24.6765965281944">
                <text:p>24.676596528194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24.8996939470403">
                <text:p>24.899693947040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24.7145954617983">
                <text:p>24.7145954617983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22.7153601666406">
                <text:p>22.715360166640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20.9943609242393">
                <text:p>20.994360924239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9.8112059780686">
                <text:p>19.811205978068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1.0290690598949">
                <text:p>21.0290690598949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22.704405168401">
                <text:p>22.70440516840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26.490055703452">
                <text:p>26.49005570345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29.7044700626801">
                <text:p>29.704470062680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1.7639594844925">
                <text:p>31.763959484492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32.668320160865">
                <text:p>32.66832016086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32.735116745122">
                <text:p>32.735116745122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32.1369522391992">
                <text:p>32.136952239199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31.874830247939">
                <text:p>31.87483024793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33.8281101785158">
                <text:p>33.828110178515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6.6834852293943">
                <text:p>36.683485229394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39.7455471848027">
                <text:p>39.745547184802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42.6533831102243">
                <text:p>42.6533831102243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44.117251897303">
                <text:p>44.117251897303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44.3419334958364">
                <text:p>44.341933495836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43.8187667407781">
                <text:p>43.8187667407781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42.3795284721654">
                <text:p>42.379528472165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41.5560183288615">
                <text:p>41.5560183288615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41.234310501185">
                <text:p>41.23431050118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42.5761224508117">
                <text:p>42.576122450811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4.8879778775563">
                <text:p>44.887977877556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46.8127529709817">
                <text:p>46.812752970981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47.4891961680841">
                <text:p>47.4891961680841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46.6491075692685">
                <text:p>46.6491075692685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44.5362745315334">
                <text:p>44.5362745315334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42.6809713497278">
                <text:p>42.6809713497278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40.4987447035274">
                <text:p>40.4987447035274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40.4908526735268">
                <text:p>40.4908526735268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42.4806850003324">
                <text:p>42.480685000332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44.2566474467987">
                <text:p>44.256647446798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6.5008139595976">
                <text:p>46.5008139595976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48.7077121578453">
                <text:p>48.707712157845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48.6503800941956">
                <text:p>48.6503800941956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46.9590023100506">
                <text:p>46.9590023100506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45.9997278588599">
                <text:p>45.999727858859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45.9592746782813">
                <text:p>45.959274678281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47.2679160275928">
                <text:p>47.2679160275928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49.6130121927155">
                <text:p>49.6130121927155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52.5220054311894">
                <text:p>52.5220054311894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56.042888517024">
                <text:p>56.04288851702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7.4072347269114">
                <text:p>57.40723472691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5.2$MacOSX_X86_64 LibreOffice_project/54c8cbb85f300ac59db32fe8a675ff7683cd5a1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